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185in" svg:height="6.9287in" svg:x="5.3728in" svg:y="9.2835in">
            <draw:object draw:notify-on-update-of-ranges="Sheet1.E12:Sheet1.E347 Sheet1.F12:Sheet1.F3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7776in" svg:height="3.5429in" svg:x="2.9697in" svg:y="3.2181in">
            <draw:object draw:notify-on-update-of-ranges="Sheet1.N12:Sheet1.N13 Sheet1.O12:Sheet1.O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4"/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+SQRT(2)+1" office:value-type="float" office:value="2.41421356237309" calcext:value-type="float">
            <text:p>2.41421356237309</text:p>
          </table:table-cell>
          <table:table-cell table:formula="of:=+1/[.I12]" office:value-type="float" office:value="0.414213562373095" calcext:value-type="float">
            <text:p>0.414213562373095</text:p>
          </table:table-cell>
          <table:table-cell table:number-columns-repeated="3"/>
          <table:table-cell office:value-type="float" office:value="2.41421356237309" calcext:value-type="float">
            <text:p>2.41421356237309</text:p>
          </table:table-cell>
          <table:table-cell office:value-type="float" office:value="1.61803398875" calcext:value-type="float">
            <text:p>1.61803398875</text:p>
          </table:table-cell>
        </table:table-row>
        <table:table-row table:style-name="ro1">
          <table:table-cell table:number-columns-repeated="4"/>
          <table:table-cell table:style-name="ce1" table:formula="of:=+[.E12]+0.0001" office:value-type="float" office:value="0.0121" calcext:value-type="float">
            <text:p>0.012100</text:p>
          </table:table-cell>
          <table:table-cell table:formula="of:=+1/+[.E13]" office:value-type="float" office:value="82.6446280991736" calcext:value-type="float">
            <text:p>82.6446280991736</text:p>
          </table:table-cell>
          <table:table-cell table:number-columns-repeated="2"/>
          <table:table-cell office:value-type="float" office:value="1.61803398875" calcext:value-type="float">
            <text:p>1.61803398875</text:p>
          </table:table-cell>
          <table:table-cell table:formula="of:=+1/[.I13]" office:value-type="float" office:value="0.618033988749855" calcext:value-type="float">
            <text:p>0.618033988749855</text:p>
          </table:table-cell>
          <table:table-cell table:number-columns-repeated="3"/>
          <table:table-cell table:formula="of:=+1/[.N12]" office:value-type="float" office:value="0.414213562373095" calcext:value-type="float">
            <text:p>0.414213562373095</text:p>
          </table:table-cell>
          <table:table-cell table:formula="of:=+1/[.O12]" office:value-type="float" office:value="0.618033988749855" calcext:value-type="float">
            <text:p>0.618033988749855</text:p>
          </table:table-cell>
        </table:table-row>
        <table:table-row table:style-name="ro1">
          <table:table-cell table:number-columns-repeated="4"/>
          <table:table-cell table:formula="of:=+[.E13]+0.01" office:value-type="float" office:value="0.0221" calcext:value-type="float">
            <text:p>0.0221</text:p>
          </table:table-cell>
          <table:table-cell table:formula="of:=+1/+[.E14]" office:value-type="float" office:value="45.2488687782805" calcext:value-type="float">
            <text:p>45.24886877828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+[.E14]+0.01" office:value-type="float" office:value="0.0321" calcext:value-type="float">
            <text:p>0.0321</text:p>
          </table:table-cell>
          <table:table-cell table:formula="of:=+1/+[.E15]" office:value-type="float" office:value="31.1526479750779" calcext:value-type="float">
            <text:p>31.152647975077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]+0.01" office:value-type="float" office:value="0.0421" calcext:value-type="float">
            <text:p>0.0421</text:p>
          </table:table-cell>
          <table:table-cell table:formula="of:=+1/+[.E16]" office:value-type="float" office:value="23.7529691211401" calcext:value-type="float">
            <text:p>23.752969121140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]+0.01" office:value-type="float" office:value="0.0521" calcext:value-type="float">
            <text:p>0.0521</text:p>
          </table:table-cell>
          <table:table-cell table:formula="of:=+1/+[.E17]" office:value-type="float" office:value="19.1938579654511" calcext:value-type="float">
            <text:p>19.19385796545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]+0.01" office:value-type="float" office:value="0.0621" calcext:value-type="float">
            <text:p>0.0621</text:p>
          </table:table-cell>
          <table:table-cell table:formula="of:=+1/+[.E18]" office:value-type="float" office:value="16.1030595813204" calcext:value-type="float">
            <text:p>16.103059581320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]+0.01" office:value-type="float" office:value="0.0721" calcext:value-type="float">
            <text:p>0.0721</text:p>
          </table:table-cell>
          <table:table-cell table:formula="of:=+1/+[.E19]" office:value-type="float" office:value="13.869625520111" calcext:value-type="float">
            <text:p>13.8696255201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]+0.01" office:value-type="float" office:value="0.0821" calcext:value-type="float">
            <text:p>0.0821</text:p>
          </table:table-cell>
          <table:table-cell table:formula="of:=+1/+[.E20]" office:value-type="float" office:value="12.1802679658952" calcext:value-type="float">
            <text:p>12.180267965895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]+0.01" office:value-type="float" office:value="0.0921" calcext:value-type="float">
            <text:p>0.0921</text:p>
          </table:table-cell>
          <table:table-cell table:formula="of:=+1/+[.E21]" office:value-type="float" office:value="10.85776330076" calcext:value-type="float">
            <text:p>10.8577633007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]+0.01" office:value-type="float" office:value="0.1021" calcext:value-type="float">
            <text:p>0.1021</text:p>
          </table:table-cell>
          <table:table-cell table:formula="of:=+1/+[.E22]" office:value-type="float" office:value="9.79431929480901" calcext:value-type="float">
            <text:p>9.7943192948090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]+0.01" office:value-type="float" office:value="0.1121" calcext:value-type="float">
            <text:p>0.1121</text:p>
          </table:table-cell>
          <table:table-cell table:formula="of:=+1/+[.E23]" office:value-type="float" office:value="8.92060660124889" calcext:value-type="float">
            <text:p>8.920606601248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]+0.01" office:value-type="float" office:value="0.1221" calcext:value-type="float">
            <text:p>0.1221</text:p>
          </table:table-cell>
          <table:table-cell table:formula="of:=+1/+[.E24]" office:value-type="float" office:value="8.19000819000819" calcext:value-type="float">
            <text:p>8.190008190008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]+0.01" office:value-type="float" office:value="0.1321" calcext:value-type="float">
            <text:p>0.1321</text:p>
          </table:table-cell>
          <table:table-cell table:formula="of:=+1/+[.E25]" office:value-type="float" office:value="7.57002271006813" calcext:value-type="float">
            <text:p>7.5700227100681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]+0.01" office:value-type="float" office:value="0.1421" calcext:value-type="float">
            <text:p>0.1421</text:p>
          </table:table-cell>
          <table:table-cell table:formula="of:=+1/+[.E26]" office:value-type="float" office:value="7.03729767769177" calcext:value-type="float">
            <text:p>7.037297677691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]+0.01" office:value-type="float" office:value="0.1521" calcext:value-type="float">
            <text:p>0.1521</text:p>
          </table:table-cell>
          <table:table-cell table:formula="of:=+1/+[.E27]" office:value-type="float" office:value="6.57462195923734" calcext:value-type="float">
            <text:p>6.5746219592373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]+0.01" office:value-type="float" office:value="0.1621" calcext:value-type="float">
            <text:p>0.1621</text:p>
          </table:table-cell>
          <table:table-cell table:formula="of:=+1/+[.E28]" office:value-type="float" office:value="6.16903146206046" calcext:value-type="float">
            <text:p>6.1690314620604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]+0.01" office:value-type="float" office:value="0.1721" calcext:value-type="float">
            <text:p>0.1721</text:p>
          </table:table-cell>
          <table:table-cell table:formula="of:=+1/+[.E29]" office:value-type="float" office:value="5.81057524694945" calcext:value-type="float">
            <text:p>5.8105752469494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]+0.01" office:value-type="float" office:value="0.1821" calcext:value-type="float">
            <text:p>0.1821</text:p>
          </table:table-cell>
          <table:table-cell table:formula="of:=+1/+[.E30]" office:value-type="float" office:value="5.49148819330038" calcext:value-type="float">
            <text:p>5.4914881933003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]+0.01" office:value-type="float" office:value="0.1921" calcext:value-type="float">
            <text:p>0.1921</text:p>
          </table:table-cell>
          <table:table-cell table:formula="of:=+1/+[.E31]" office:value-type="float" office:value="5.20562207183758" calcext:value-type="float">
            <text:p>5.205622071837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]+0.01" office:value-type="float" office:value="0.2021" calcext:value-type="float">
            <text:p>0.2021</text:p>
          </table:table-cell>
          <table:table-cell table:formula="of:=+1/+[.E32]" office:value-type="float" office:value="4.9480455220188" calcext:value-type="float">
            <text:p>4.948045522018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]+0.01" office:value-type="float" office:value="0.2121" calcext:value-type="float">
            <text:p>0.2121</text:p>
          </table:table-cell>
          <table:table-cell table:formula="of:=+1/+[.E33]" office:value-type="float" office:value="4.71475719000471" calcext:value-type="float">
            <text:p>4.7147571900047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]+0.01" office:value-type="float" office:value="0.2221" calcext:value-type="float">
            <text:p>0.2221</text:p>
          </table:table-cell>
          <table:table-cell table:formula="of:=+1/+[.E34]" office:value-type="float" office:value="4.5024763619991" calcext:value-type="float">
            <text:p>4.502476361999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]+0.01" office:value-type="float" office:value="0.2321" calcext:value-type="float">
            <text:p>0.2321</text:p>
          </table:table-cell>
          <table:table-cell table:formula="of:=+1/+[.E35]" office:value-type="float" office:value="4.30848772080999" calcext:value-type="float">
            <text:p>4.3084877208099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5]+0.01" office:value-type="float" office:value="0.2421" calcext:value-type="float">
            <text:p>0.2421</text:p>
          </table:table-cell>
          <table:table-cell table:formula="of:=+1/+[.E36]" office:value-type="float" office:value="4.13052457662123" calcext:value-type="float">
            <text:p>4.1305245766212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6]+0.01" office:value-type="float" office:value="0.2521" calcext:value-type="float">
            <text:p>0.2521</text:p>
          </table:table-cell>
          <table:table-cell table:formula="of:=+1/+[.E37]" office:value-type="float" office:value="3.96667988893296" calcext:value-type="float">
            <text:p>3.9666798889329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7]+0.01" office:value-type="float" office:value="0.2621" calcext:value-type="float">
            <text:p>0.2621</text:p>
          </table:table-cell>
          <table:table-cell table:formula="of:=+1/+[.E38]" office:value-type="float" office:value="3.81533765738268" calcext:value-type="float">
            <text:p>3.8153376573826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8]+0.01" office:value-type="float" office:value="0.2721" calcext:value-type="float">
            <text:p>0.2721</text:p>
          </table:table-cell>
          <table:table-cell table:formula="of:=+1/+[.E39]" office:value-type="float" office:value="3.67511944138184" calcext:value-type="float">
            <text:p>3.675119441381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9]+0.01" office:value-type="float" office:value="0.2821" calcext:value-type="float">
            <text:p>0.2821</text:p>
          </table:table-cell>
          <table:table-cell table:formula="of:=+1/+[.E40]" office:value-type="float" office:value="3.54484225451967" calcext:value-type="float">
            <text:p>3.5448422545196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0]+0.01" office:value-type="float" office:value="0.2921" calcext:value-type="float">
            <text:p>0.2921</text:p>
          </table:table-cell>
          <table:table-cell table:formula="of:=+1/+[.E41]" office:value-type="float" office:value="3.42348510783978" calcext:value-type="float">
            <text:p>3.4234851078397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1]+0.01" office:value-type="float" office:value="0.3021" calcext:value-type="float">
            <text:p>0.3021</text:p>
          </table:table-cell>
          <table:table-cell table:formula="of:=+1/+[.E42]" office:value-type="float" office:value="3.3101621979477" calcext:value-type="float">
            <text:p>3.31016219794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2]+0.01" office:value-type="float" office:value="0.3121" calcext:value-type="float">
            <text:p>0.3121</text:p>
          </table:table-cell>
          <table:table-cell table:formula="of:=+1/+[.E43]" office:value-type="float" office:value="3.20410124959949" calcext:value-type="float">
            <text:p>3.2041012495994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3]+0.01" office:value-type="float" office:value="0.3221" calcext:value-type="float">
            <text:p>0.3221</text:p>
          </table:table-cell>
          <table:table-cell table:formula="of:=+1/+[.E44]" office:value-type="float" office:value="3.10462589257994" calcext:value-type="float">
            <text:p>3.104625892579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4]+0.01" office:value-type="float" office:value="0.3321" calcext:value-type="float">
            <text:p>0.3321</text:p>
          </table:table-cell>
          <table:table-cell table:formula="of:=+1/+[.E45]" office:value-type="float" office:value="3.01114122252333" calcext:value-type="float">
            <text:p>3.0111412225233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5]+0.01" office:value-type="float" office:value="0.3421" calcext:value-type="float">
            <text:p>0.3421</text:p>
          </table:table-cell>
          <table:table-cell table:formula="of:=+1/+[.E46]" office:value-type="float" office:value="2.92312189418299" calcext:value-type="float">
            <text:p>2.9231218941829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6]+0.01" office:value-type="float" office:value="0.3521" calcext:value-type="float">
            <text:p>0.3521</text:p>
          </table:table-cell>
          <table:table-cell table:formula="of:=+1/+[.E47]" office:value-type="float" office:value="2.84010224368077" calcext:value-type="float">
            <text:p>2.840102243680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7]+0.01" office:value-type="float" office:value="0.3621" calcext:value-type="float">
            <text:p>0.3621</text:p>
          </table:table-cell>
          <table:table-cell table:formula="of:=+1/+[.E48]" office:value-type="float" office:value="2.76166804750069" calcext:value-type="float">
            <text:p>2.7616680475006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8]+0.01" office:value-type="float" office:value="0.3721" calcext:value-type="float">
            <text:p>0.3721</text:p>
          </table:table-cell>
          <table:table-cell table:formula="of:=+1/+[.E49]" office:value-type="float" office:value="2.6874496103198" calcext:value-type="float">
            <text:p>2.687449610319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49]+0.01" office:value-type="float" office:value="0.3821" calcext:value-type="float">
            <text:p>0.3821</text:p>
          </table:table-cell>
          <table:table-cell table:formula="of:=+1/+[.E50]" office:value-type="float" office:value="2.61711593823606" calcext:value-type="float">
            <text:p>2.6171159382360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0]+0.01" office:value-type="float" office:value="0.3921" calcext:value-type="float">
            <text:p>0.3921</text:p>
          </table:table-cell>
          <table:table-cell table:formula="of:=+1/+[.E51]" office:value-type="float" office:value="2.55036980362152" calcext:value-type="float">
            <text:p>2.5503698036215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1]+0.01" office:value-type="float" office:value="0.4021" calcext:value-type="float">
            <text:p>0.4021</text:p>
          </table:table-cell>
          <table:table-cell table:formula="of:=+1/+[.E52]" office:value-type="float" office:value="2.4869435463815" calcext:value-type="float">
            <text:p>2.486943546381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2]+0.01" office:value-type="float" office:value="0.4121" calcext:value-type="float">
            <text:p>0.4121</text:p>
          </table:table-cell>
          <table:table-cell table:formula="of:=+1/+[.E53]" office:value-type="float" office:value="2.42659548653239" calcext:value-type="float">
            <text:p>2.426595486532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3]+0.01" office:value-type="float" office:value="0.4221" calcext:value-type="float">
            <text:p>0.4221</text:p>
          </table:table-cell>
          <table:table-cell table:formula="of:=+1/+[.E54]" office:value-type="float" office:value="2.36910684671879" calcext:value-type="float">
            <text:p>2.3691068467187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4]+0.01" office:value-type="float" office:value="0.4321" calcext:value-type="float">
            <text:p>0.4321</text:p>
          </table:table-cell>
          <table:table-cell table:formula="of:=+1/+[.E55]" office:value-type="float" office:value="2.31427910205971" calcext:value-type="float">
            <text:p>2.3142791020597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5]+0.01" office:value-type="float" office:value="0.4421" calcext:value-type="float">
            <text:p>0.4421</text:p>
          </table:table-cell>
          <table:table-cell table:formula="of:=+1/+[.E56]" office:value-type="float" office:value="2.26193168966297" calcext:value-type="float">
            <text:p>2.2619316896629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6]+0.01" office:value-type="float" office:value="0.4521" calcext:value-type="float">
            <text:p>0.4521</text:p>
          </table:table-cell>
          <table:table-cell table:formula="of:=+1/+[.E57]" office:value-type="float" office:value="2.211900022119" calcext:value-type="float">
            <text:p>2.2119000221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7]+0.01" office:value-type="float" office:value="0.4621" calcext:value-type="float">
            <text:p>0.4621</text:p>
          </table:table-cell>
          <table:table-cell table:formula="of:=+1/+[.E58]" office:value-type="float" office:value="2.16403375892664" calcext:value-type="float">
            <text:p>2.1640337589266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8]+0.01" office:value-type="float" office:value="0.4721" calcext:value-type="float">
            <text:p>0.4721</text:p>
          </table:table-cell>
          <table:table-cell table:formula="of:=+1/+[.E59]" office:value-type="float" office:value="2.11819529760644" calcext:value-type="float">
            <text:p>2.1181952976064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59]+0.01" office:value-type="float" office:value="0.4821" calcext:value-type="float">
            <text:p>0.4821</text:p>
          </table:table-cell>
          <table:table-cell table:formula="of:=+1/+[.E60]" office:value-type="float" office:value="2.07425845260319" calcext:value-type="float">
            <text:p>2.074258452603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0]+0.01" office:value-type="float" office:value="0.4921" calcext:value-type="float">
            <text:p>0.4921</text:p>
          </table:table-cell>
          <table:table-cell table:formula="of:=+1/+[.E61]" office:value-type="float" office:value="2.03210729526519" calcext:value-type="float">
            <text:p>2.032107295265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1]+0.01" office:value-type="float" office:value="0.5021" calcext:value-type="float">
            <text:p>0.5021</text:p>
          </table:table-cell>
          <table:table-cell table:formula="of:=+1/+[.E62]" office:value-type="float" office:value="1.99163513244374" calcext:value-type="float">
            <text:p>1.9916351324437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2]+0.01" office:value-type="float" office:value="0.5121" calcext:value-type="float">
            <text:p>0.5121</text:p>
          </table:table-cell>
          <table:table-cell table:formula="of:=+1/+[.E63]" office:value-type="float" office:value="1.95274360476469" calcext:value-type="float">
            <text:p>1.9527436047646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3]+0.01" office:value-type="float" office:value="0.5221" calcext:value-type="float">
            <text:p>0.5221</text:p>
          </table:table-cell>
          <table:table-cell table:formula="of:=+1/+[.E64]" office:value-type="float" office:value="1.9153418885271" calcext:value-type="float">
            <text:p>1.915341888527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4]+0.01" office:value-type="float" office:value="0.5321" calcext:value-type="float">
            <text:p>0.5321</text:p>
          </table:table-cell>
          <table:table-cell table:formula="of:=+1/+[.E65]" office:value-type="float" office:value="1.87934598759632" calcext:value-type="float">
            <text:p>1.8793459875963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5]+0.01" office:value-type="float" office:value="0.5421" calcext:value-type="float">
            <text:p>0.5421</text:p>
          </table:table-cell>
          <table:table-cell table:formula="of:=+1/+[.E66]" office:value-type="float" office:value="1.84467810367091" calcext:value-type="float">
            <text:p>1.8446781036709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6]+0.01" office:value-type="float" office:value="0.5521" calcext:value-type="float">
            <text:p>0.5521</text:p>
          </table:table-cell>
          <table:table-cell table:formula="of:=+1/+[.E67]" office:value-type="float" office:value="1.81126607498641" calcext:value-type="float">
            <text:p>1.8112660749864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7]+0.01" office:value-type="float" office:value="0.5621" calcext:value-type="float">
            <text:p>0.5621</text:p>
          </table:table-cell>
          <table:table-cell table:formula="of:=+1/+[.E68]" office:value-type="float" office:value="1.77904287493328" calcext:value-type="float">
            <text:p>1.7790428749332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8]+0.01" office:value-type="float" office:value="0.5721" calcext:value-type="float">
            <text:p>0.5721</text:p>
          </table:table-cell>
          <table:table-cell table:formula="of:=+1/+[.E69]" office:value-type="float" office:value="1.74794616325817" calcext:value-type="float">
            <text:p>1.7479461632581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69]+0.01" office:value-type="float" office:value="0.5821" calcext:value-type="float">
            <text:p>0.5821</text:p>
          </table:table-cell>
          <table:table-cell table:formula="of:=+1/+[.E70]" office:value-type="float" office:value="1.71791788352517" calcext:value-type="float">
            <text:p>1.7179178835251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0]+0.01" office:value-type="float" office:value="0.5921" calcext:value-type="float">
            <text:p>0.5921</text:p>
          </table:table-cell>
          <table:table-cell table:formula="of:=+1/+[.E71]" office:value-type="float" office:value="1.68890390136801" calcext:value-type="float">
            <text:p>1.6889039013680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1]+0.01" office:value-type="float" office:value="0.6021" calcext:value-type="float">
            <text:p>0.6021</text:p>
          </table:table-cell>
          <table:table-cell table:formula="of:=+1/+[.E72]" office:value-type="float" office:value="1.6608536787909" calcext:value-type="float">
            <text:p>1.66085367879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2]+0.01" office:value-type="float" office:value="0.6121" calcext:value-type="float">
            <text:p>0.6121</text:p>
          </table:table-cell>
          <table:table-cell table:formula="of:=+1/+[.E73]" office:value-type="float" office:value="1.63371998039536" calcext:value-type="float">
            <text:p>1.6337199803953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3]+0.01" office:value-type="float" office:value="0.6221" calcext:value-type="float">
            <text:p>0.6221</text:p>
          </table:table-cell>
          <table:table-cell table:formula="of:=+1/+[.E74]" office:value-type="float" office:value="1.60745860794084" calcext:value-type="float">
            <text:p>1.607458607940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4]+0.01" office:value-type="float" office:value="0.6321" calcext:value-type="float">
            <text:p>0.6321</text:p>
          </table:table-cell>
          <table:table-cell table:formula="of:=+1/+[.E75]" office:value-type="float" office:value="1.58202816010125" calcext:value-type="float">
            <text:p>1.58202816010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5]+0.01" office:value-type="float" office:value="0.6421" calcext:value-type="float">
            <text:p>0.6421</text:p>
          </table:table-cell>
          <table:table-cell table:formula="of:=+1/+[.E76]" office:value-type="float" office:value="1.55738981467061" calcext:value-type="float">
            <text:p>1.5573898146706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6]+0.01" office:value-type="float" office:value="0.6521" calcext:value-type="float">
            <text:p>0.6521</text:p>
          </table:table-cell>
          <table:table-cell table:formula="of:=+1/+[.E77]" office:value-type="float" office:value="1.53350713080816" calcext:value-type="float">
            <text:p>1.5335071308081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7]+0.01" office:value-type="float" office:value="0.6621" calcext:value-type="float">
            <text:p>0.6621</text:p>
          </table:table-cell>
          <table:table-cell table:formula="of:=+1/+[.E78]" office:value-type="float" office:value="1.51034586920405" calcext:value-type="float">
            <text:p>1.510345869204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8]+0.01" office:value-type="float" office:value="0.6721" calcext:value-type="float">
            <text:p>0.6721</text:p>
          </table:table-cell>
          <table:table-cell table:formula="of:=+1/+[.E79]" office:value-type="float" office:value="1.48787382829936" calcext:value-type="float">
            <text:p>1.4878738282993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79]+0.01" office:value-type="float" office:value="0.6821" calcext:value-type="float">
            <text:p>0.6821</text:p>
          </table:table-cell>
          <table:table-cell table:formula="of:=+1/+[.E80]" office:value-type="float" office:value="1.46606069491277" calcext:value-type="float">
            <text:p>1.466060694912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0]+0.01" office:value-type="float" office:value="0.692100000000001" calcext:value-type="float">
            <text:p>0.692100000000001</text:p>
          </table:table-cell>
          <table:table-cell table:formula="of:=+1/+[.E81]" office:value-type="float" office:value="1.44487790781679" calcext:value-type="float">
            <text:p>1.4448779078167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1]+0.01" office:value-type="float" office:value="0.7021" calcext:value-type="float">
            <text:p>0.7021</text:p>
          </table:table-cell>
          <table:table-cell table:formula="of:=+1/+[.E82]" office:value-type="float" office:value="1.42429853297251" calcext:value-type="float">
            <text:p>1.4242985329725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2]+0.01" office:value-type="float" office:value="0.712100000000001" calcext:value-type="float">
            <text:p>0.712100000000001</text:p>
          </table:table-cell>
          <table:table-cell table:formula="of:=+1/+[.E83]" office:value-type="float" office:value="1.40429714927679" calcext:value-type="float">
            <text:p>1.4042971492767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3]+0.01" office:value-type="float" office:value="0.7221" calcext:value-type="float">
            <text:p>0.7221</text:p>
          </table:table-cell>
          <table:table-cell table:formula="of:=+1/+[.E84]" office:value-type="float" office:value="1.3848497438028" calcext:value-type="float">
            <text:p>1.384849743802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4]+0.01" office:value-type="float" office:value="0.732100000000001" calcext:value-type="float">
            <text:p>0.732100000000001</text:p>
          </table:table-cell>
          <table:table-cell table:formula="of:=+1/+[.E85]" office:value-type="float" office:value="1.36593361562628" calcext:value-type="float">
            <text:p>1.3659336156262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5]+0.01" office:value-type="float" office:value="0.742100000000001" calcext:value-type="float">
            <text:p>0.742100000000001</text:p>
          </table:table-cell>
          <table:table-cell table:formula="of:=+1/+[.E86]" office:value-type="float" office:value="1.34752728742757" calcext:value-type="float">
            <text:p>1.3475272874275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6]+0.01" office:value-type="float" office:value="0.752100000000001" calcext:value-type="float">
            <text:p>0.752100000000001</text:p>
          </table:table-cell>
          <table:table-cell table:formula="of:=+1/+[.E87]" office:value-type="float" office:value="1.32961042414572" calcext:value-type="float">
            <text:p>1.329610424145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7]+0.01" office:value-type="float" office:value="0.762100000000001" calcext:value-type="float">
            <text:p>0.762100000000001</text:p>
          </table:table-cell>
          <table:table-cell table:formula="of:=+1/+[.E88]" office:value-type="float" office:value="1.312163758037" calcext:value-type="float">
            <text:p>1.31216375803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8]+0.01" office:value-type="float" office:value="0.772100000000001" calcext:value-type="float">
            <text:p>0.772100000000001</text:p>
          </table:table-cell>
          <table:table-cell table:formula="of:=+1/+[.E89]" office:value-type="float" office:value="1.29516901955705" calcext:value-type="float">
            <text:p>1.295169019557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89]+0.01" office:value-type="float" office:value="0.782100000000001" calcext:value-type="float">
            <text:p>0.782100000000001</text:p>
          </table:table-cell>
          <table:table-cell table:formula="of:=+1/+[.E90]" office:value-type="float" office:value="1.27860887354558" calcext:value-type="float">
            <text:p>1.278608873545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0]+0.01" office:value-type="float" office:value="0.792100000000001" calcext:value-type="float">
            <text:p>0.792100000000001</text:p>
          </table:table-cell>
          <table:table-cell table:formula="of:=+1/+[.E91]" office:value-type="float" office:value="1.26246686024492" calcext:value-type="float">
            <text:p>1.2624668602449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1]+0.01" office:value-type="float" office:value="0.802100000000001" calcext:value-type="float">
            <text:p>0.802100000000001</text:p>
          </table:table-cell>
          <table:table-cell table:formula="of:=+1/+[.E92]" office:value-type="float" office:value="1.24672734073058" calcext:value-type="float">
            <text:p>1.246727340730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2]+0.01" office:value-type="float" office:value="0.812100000000001" calcext:value-type="float">
            <text:p>0.812100000000001</text:p>
          </table:table-cell>
          <table:table-cell table:formula="of:=+1/+[.E93]" office:value-type="float" office:value="1.2313754463736" calcext:value-type="float">
            <text:p>1.231375446373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3]+0.01" office:value-type="float" office:value="0.822100000000001" calcext:value-type="float">
            <text:p>0.822100000000001</text:p>
          </table:table-cell>
          <table:table-cell table:formula="of:=+1/+[.E94]" office:value-type="float" office:value="1.21639703199124" calcext:value-type="float">
            <text:p>1.2163970319912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4]+0.01" office:value-type="float" office:value="0.832100000000001" calcext:value-type="float">
            <text:p>0.832100000000001</text:p>
          </table:table-cell>
          <table:table-cell table:formula="of:=+1/+[.E95]" office:value-type="float" office:value="1.20177863237592" calcext:value-type="float">
            <text:p>1.2017786323759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5]+0.01" office:value-type="float" office:value="0.842100000000001" calcext:value-type="float">
            <text:p>0.842100000000001</text:p>
          </table:table-cell>
          <table:table-cell table:formula="of:=+1/+[.E96]" office:value-type="float" office:value="1.18750742192139" calcext:value-type="float">
            <text:p>1.187507421921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6]+0.01" office:value-type="float" office:value="0.852100000000001" calcext:value-type="float">
            <text:p>0.852100000000001</text:p>
          </table:table-cell>
          <table:table-cell table:formula="of:=+1/+[.E97]" office:value-type="float" office:value="1.17357117709189" calcext:value-type="float">
            <text:p>1.173571177091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7]+0.01" office:value-type="float" office:value="0.862100000000001" calcext:value-type="float">
            <text:p>0.862100000000001</text:p>
          </table:table-cell>
          <table:table-cell table:formula="of:=+1/+[.E98]" office:value-type="float" office:value="1.15995824150331" calcext:value-type="float">
            <text:p>1.1599582415033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8]+0.01" office:value-type="float" office:value="0.872100000000001" calcext:value-type="float">
            <text:p>0.872100000000001</text:p>
          </table:table-cell>
          <table:table-cell table:formula="of:=+1/+[.E99]" office:value-type="float" office:value="1.14665749340672" calcext:value-type="float">
            <text:p>1.146657493406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99]+0.01" office:value-type="float" office:value="0.882100000000001" calcext:value-type="float">
            <text:p>0.882100000000001</text:p>
          </table:table-cell>
          <table:table-cell table:formula="of:=+1/+[.E100]" office:value-type="float" office:value="1.13365831538374" calcext:value-type="float">
            <text:p>1.1336583153837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0]+0.01" office:value-type="float" office:value="0.892100000000001" calcext:value-type="float">
            <text:p>0.892100000000001</text:p>
          </table:table-cell>
          <table:table-cell table:formula="of:=+1/+[.E101]" office:value-type="float" office:value="1.12095056608004" calcext:value-type="float">
            <text:p>1.1209505660800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1]+0.01" office:value-type="float" office:value="0.902100000000001" calcext:value-type="float">
            <text:p>0.902100000000001</text:p>
          </table:table-cell>
          <table:table-cell table:formula="of:=+1/+[.E102]" office:value-type="float" office:value="1.10852455381887" calcext:value-type="float">
            <text:p>1.1085245538188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2]+0.01" office:value-type="float" office:value="0.912100000000001" calcext:value-type="float">
            <text:p>0.912100000000001</text:p>
          </table:table-cell>
          <table:table-cell table:formula="of:=+1/+[.E103]" office:value-type="float" office:value="1.09637101195044" calcext:value-type="float">
            <text:p>1.0963710119504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3]+0.01" office:value-type="float" office:value="0.922100000000001" calcext:value-type="float">
            <text:p>0.922100000000001</text:p>
          </table:table-cell>
          <table:table-cell table:formula="of:=+1/+[.E104]" office:value-type="float" office:value="1.08448107580523" calcext:value-type="float">
            <text:p>1.0844810758052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4]+0.01" office:value-type="float" office:value="0.932100000000001" calcext:value-type="float">
            <text:p>0.932100000000001</text:p>
          </table:table-cell>
          <table:table-cell table:formula="of:=+1/+[.E105]" office:value-type="float" office:value="1.07284626113078" calcext:value-type="float">
            <text:p>1.0728462611307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5]+0.01" office:value-type="float" office:value="0.942100000000001" calcext:value-type="float">
            <text:p>0.942100000000001</text:p>
          </table:table-cell>
          <table:table-cell table:formula="of:=+1/+[.E106]" office:value-type="float" office:value="1.06145844390192" calcext:value-type="float">
            <text:p>1.0614584439019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6]+0.01" office:value-type="float" office:value="0.952100000000001" calcext:value-type="float">
            <text:p>0.952100000000001</text:p>
          </table:table-cell>
          <table:table-cell table:formula="of:=+1/+[.E107]" office:value-type="float" office:value="1.05030984140321" calcext:value-type="float">
            <text:p>1.0503098414032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7]+0.01" office:value-type="float" office:value="0.962100000000001" calcext:value-type="float">
            <text:p>0.962100000000001</text:p>
          </table:table-cell>
          <table:table-cell table:formula="of:=+1/+[.E108]" office:value-type="float" office:value="1.03939299449122" calcext:value-type="float">
            <text:p>1.039392994491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8]+0.01" office:value-type="float" office:value="0.972100000000001" calcext:value-type="float">
            <text:p>0.972100000000001</text:p>
          </table:table-cell>
          <table:table-cell table:formula="of:=+1/+[.E109]" office:value-type="float" office:value="1.02870075095155" calcext:value-type="float">
            <text:p>1.0287007509515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09]+0.01" office:value-type="float" office:value="0.982100000000001" calcext:value-type="float">
            <text:p>0.982100000000001</text:p>
          </table:table-cell>
          <table:table-cell table:formula="of:=+1/+[.E110]" office:value-type="float" office:value="1.01822624987272" calcext:value-type="float">
            <text:p>1.018226249872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0]+0.01" office:value-type="float" office:value="0.992100000000001" calcext:value-type="float">
            <text:p>0.992100000000001</text:p>
          </table:table-cell>
          <table:table-cell table:formula="of:=+1/+[.E111]" office:value-type="float" office:value="1.00796290696502" calcext:value-type="float">
            <text:p>1.0079629069650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1]+0.01" office:value-type="float" office:value="1.0021" calcext:value-type="float">
            <text:p>1.0021</text:p>
          </table:table-cell>
          <table:table-cell table:formula="of:=+1/+[.E112]" office:value-type="float" office:value="0.997904400758407" calcext:value-type="float">
            <text:p>0.99790440075840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2]+0.01" office:value-type="float" office:value="1.0121" calcext:value-type="float">
            <text:p>1.0121</text:p>
          </table:table-cell>
          <table:table-cell table:formula="of:=+1/+[.E113]" office:value-type="float" office:value="0.988044659618614" calcext:value-type="float">
            <text:p>0.98804465961861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3]+0.01" office:value-type="float" office:value="1.0221" calcext:value-type="float">
            <text:p>1.0221</text:p>
          </table:table-cell>
          <table:table-cell table:formula="of:=+1/+[.E114]" office:value-type="float" office:value="0.978377849525486" calcext:value-type="float">
            <text:p>0.97837784952548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4]+0.01" office:value-type="float" office:value="1.0321" calcext:value-type="float">
            <text:p>1.0321</text:p>
          </table:table-cell>
          <table:table-cell table:formula="of:=+1/+[.E115]" office:value-type="float" office:value="0.968898362561767" calcext:value-type="float">
            <text:p>0.96889836256176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5]+0.01" office:value-type="float" office:value="1.0421" calcext:value-type="float">
            <text:p>1.0421</text:p>
          </table:table-cell>
          <table:table-cell table:formula="of:=+1/+[.E116]" office:value-type="float" office:value="0.959600806064676" calcext:value-type="float">
            <text:p>0.95960080606467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6]+0.01" office:value-type="float" office:value="1.0521" calcext:value-type="float">
            <text:p>1.0521</text:p>
          </table:table-cell>
          <table:table-cell table:formula="of:=+1/+[.E117]" office:value-type="float" office:value="0.950479992396159" calcext:value-type="float">
            <text:p>0.95047999239615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7]+0.01" office:value-type="float" office:value="1.0621" calcext:value-type="float">
            <text:p>1.0621</text:p>
          </table:table-cell>
          <table:table-cell table:formula="of:=+1/+[.E118]" office:value-type="float" office:value="0.941530929291027" calcext:value-type="float">
            <text:p>0.94153092929102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8]+0.01" office:value-type="float" office:value="1.0721" calcext:value-type="float">
            <text:p>1.0721</text:p>
          </table:table-cell>
          <table:table-cell table:formula="of:=+1/+[.E119]" office:value-type="float" office:value="0.932748810745266" calcext:value-type="float">
            <text:p>0.93274881074526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19]+0.01" office:value-type="float" office:value="1.0821" calcext:value-type="float">
            <text:p>1.0821</text:p>
          </table:table-cell>
          <table:table-cell table:formula="of:=+1/+[.E120]" office:value-type="float" office:value="0.924129008409573" calcext:value-type="float">
            <text:p>0.92412900840957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0]+0.01" office:value-type="float" office:value="1.0921" calcext:value-type="float">
            <text:p>1.0921</text:p>
          </table:table-cell>
          <table:table-cell table:formula="of:=+1/+[.E121]" office:value-type="float" office:value="0.915667063455727" calcext:value-type="float">
            <text:p>0.91566706345572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1]+0.01" office:value-type="float" office:value="1.1021" calcext:value-type="float">
            <text:p>1.1021</text:p>
          </table:table-cell>
          <table:table-cell table:formula="of:=+1/+[.E122]" office:value-type="float" office:value="0.907358678885763" calcext:value-type="float">
            <text:p>0.90735867888576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2]+0.01" office:value-type="float" office:value="1.1121" calcext:value-type="float">
            <text:p>1.1121</text:p>
          </table:table-cell>
          <table:table-cell table:formula="of:=+1/+[.E123]" office:value-type="float" office:value="0.899199712256091" calcext:value-type="float">
            <text:p>0.89919971225609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3]+0.01" office:value-type="float" office:value="1.1221" calcext:value-type="float">
            <text:p>1.1221</text:p>
          </table:table-cell>
          <table:table-cell table:formula="of:=+1/+[.E124]" office:value-type="float" office:value="0.89118616879066" calcext:value-type="float">
            <text:p>0.8911861687906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4]+0.01" office:value-type="float" office:value="1.1321" calcext:value-type="float">
            <text:p>1.1321</text:p>
          </table:table-cell>
          <table:table-cell table:formula="of:=+1/+[.E125]" office:value-type="float" office:value="0.883314194859111" calcext:value-type="float">
            <text:p>0.8833141948591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5]+0.01" office:value-type="float" office:value="1.1421" calcext:value-type="float">
            <text:p>1.1421</text:p>
          </table:table-cell>
          <table:table-cell table:formula="of:=+1/+[.E126]" office:value-type="float" office:value="0.875580071797565" calcext:value-type="float">
            <text:p>0.8755800717975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6]+0.01" office:value-type="float" office:value="1.1521" calcext:value-type="float">
            <text:p>1.1521</text:p>
          </table:table-cell>
          <table:table-cell table:formula="of:=+1/+[.E127]" office:value-type="float" office:value="0.86798021005121" calcext:value-type="float">
            <text:p>0.8679802100512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7]+0.01" office:value-type="float" office:value="1.1621" calcext:value-type="float">
            <text:p>1.1621</text:p>
          </table:table-cell>
          <table:table-cell table:formula="of:=+1/+[.E128]" office:value-type="float" office:value="0.860511143619309" calcext:value-type="float">
            <text:p>0.8605111436193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8]+0.01" office:value-type="float" office:value="1.1721" calcext:value-type="float">
            <text:p>1.1721</text:p>
          </table:table-cell>
          <table:table-cell table:formula="of:=+1/+[.E129]" office:value-type="float" office:value="0.853169524784574" calcext:value-type="float">
            <text:p>0.85316952478457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29]+0.01" office:value-type="float" office:value="1.1821" calcext:value-type="float">
            <text:p>1.1821</text:p>
          </table:table-cell>
          <table:table-cell table:formula="of:=+1/+[.E130]" office:value-type="float" office:value="0.845952119110058" calcext:value-type="float">
            <text:p>0.8459521191100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0]+0.01" office:value-type="float" office:value="1.1921" calcext:value-type="float">
            <text:p>1.1921</text:p>
          </table:table-cell>
          <table:table-cell table:formula="of:=+1/+[.E131]" office:value-type="float" office:value="0.838855800687861" calcext:value-type="float">
            <text:p>0.83885580068786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1]+0.01" office:value-type="float" office:value="1.2021" calcext:value-type="float">
            <text:p>1.2021</text:p>
          </table:table-cell>
          <table:table-cell table:formula="of:=+1/+[.E132]" office:value-type="float" office:value="0.831877547624989" calcext:value-type="float">
            <text:p>0.8318775476249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2]+0.01" office:value-type="float" office:value="1.2121" calcext:value-type="float">
            <text:p>1.2121</text:p>
          </table:table-cell>
          <table:table-cell table:formula="of:=+1/+[.E133]" office:value-type="float" office:value="0.82501443775266" calcext:value-type="float">
            <text:p>0.8250144377526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3]+0.01" office:value-type="float" office:value="1.2221" calcext:value-type="float">
            <text:p>1.2221</text:p>
          </table:table-cell>
          <table:table-cell table:formula="of:=+1/+[.E134]" office:value-type="float" office:value="0.818263644546272" calcext:value-type="float">
            <text:p>0.8182636445462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4]+0.01" office:value-type="float" office:value="1.2321" calcext:value-type="float">
            <text:p>1.2321</text:p>
          </table:table-cell>
          <table:table-cell table:formula="of:=+1/+[.E135]" office:value-type="float" office:value="0.811622433244054" calcext:value-type="float">
            <text:p>0.81162243324405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5]+0.01" office:value-type="float" office:value="1.2421" calcext:value-type="float">
            <text:p>1.2421</text:p>
          </table:table-cell>
          <table:table-cell table:formula="of:=+1/+[.E136]" office:value-type="float" office:value="0.805088157153208" calcext:value-type="float">
            <text:p>0.80508815715320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6]+0.01" office:value-type="float" office:value="1.2521" calcext:value-type="float">
            <text:p>1.2521</text:p>
          </table:table-cell>
          <table:table-cell table:formula="of:=+1/+[.E137]" office:value-type="float" office:value="0.798658254133056" calcext:value-type="float">
            <text:p>0.79865825413305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7]+0.01" office:value-type="float" office:value="1.2621" calcext:value-type="float">
            <text:p>1.2621</text:p>
          </table:table-cell>
          <table:table-cell table:formula="of:=+1/+[.E138]" office:value-type="float" office:value="0.792330243245384" calcext:value-type="float">
            <text:p>0.7923302432453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8]+0.01" office:value-type="float" office:value="1.2721" calcext:value-type="float">
            <text:p>1.2721</text:p>
          </table:table-cell>
          <table:table-cell table:formula="of:=+1/+[.E139]" office:value-type="float" office:value="0.78610172156277" calcext:value-type="float">
            <text:p>0.786101721562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39]+0.01" office:value-type="float" office:value="1.2821" calcext:value-type="float">
            <text:p>1.2821</text:p>
          </table:table-cell>
          <table:table-cell table:formula="of:=+1/+[.E140]" office:value-type="float" office:value="0.779970361126277" calcext:value-type="float">
            <text:p>0.7799703611262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0]+0.01" office:value-type="float" office:value="1.2921" calcext:value-type="float">
            <text:p>1.2921</text:p>
          </table:table-cell>
          <table:table-cell table:formula="of:=+1/+[.E141]" office:value-type="float" office:value="0.773933906044423" calcext:value-type="float">
            <text:p>0.77393390604442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1]+0.01" office:value-type="float" office:value="1.3021" calcext:value-type="float">
            <text:p>1.3021</text:p>
          </table:table-cell>
          <table:table-cell table:formula="of:=+1/+[.E142]" office:value-type="float" office:value="0.767990169725827" calcext:value-type="float">
            <text:p>0.76799016972582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2]+0.01" office:value-type="float" office:value="1.3121" calcext:value-type="float">
            <text:p>1.3121</text:p>
          </table:table-cell>
          <table:table-cell table:formula="of:=+1/+[.E143]" office:value-type="float" office:value="0.762137032238396" calcext:value-type="float">
            <text:p>0.76213703223839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3]+0.01" office:value-type="float" office:value="1.3221" calcext:value-type="float">
            <text:p>1.3221</text:p>
          </table:table-cell>
          <table:table-cell table:formula="of:=+1/+[.E144]" office:value-type="float" office:value="0.756372437788366" calcext:value-type="float">
            <text:p>0.75637243778836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4]+0.01" office:value-type="float" office:value="1.3321" calcext:value-type="float">
            <text:p>1.3321</text:p>
          </table:table-cell>
          <table:table-cell table:formula="of:=+1/+[.E145]" office:value-type="float" office:value="0.750694392312889" calcext:value-type="float">
            <text:p>0.7506943923128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5]+0.01" office:value-type="float" office:value="1.3421" calcext:value-type="float">
            <text:p>1.3421</text:p>
          </table:table-cell>
          <table:table-cell table:formula="of:=+1/+[.E146]" office:value-type="float" office:value="0.745100961180239" calcext:value-type="float">
            <text:p>0.7451009611802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6]+0.01" office:value-type="float" office:value="1.3521" calcext:value-type="float">
            <text:p>1.3521</text:p>
          </table:table-cell>
          <table:table-cell table:formula="of:=+1/+[.E147]" office:value-type="float" office:value="0.739590266992086" calcext:value-type="float">
            <text:p>0.73959026699208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7]+0.01" office:value-type="float" office:value="1.3621" calcext:value-type="float">
            <text:p>1.3621</text:p>
          </table:table-cell>
          <table:table-cell table:formula="of:=+1/+[.E148]" office:value-type="float" office:value="0.734160487482563" calcext:value-type="float">
            <text:p>0.73416048748256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8]+0.01" office:value-type="float" office:value="1.3721" calcext:value-type="float">
            <text:p>1.3721</text:p>
          </table:table-cell>
          <table:table-cell table:formula="of:=+1/+[.E149]" office:value-type="float" office:value="0.728809853509219" calcext:value-type="float">
            <text:p>0.7288098535092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49]+0.01" office:value-type="float" office:value="1.3821" calcext:value-type="float">
            <text:p>1.3821</text:p>
          </table:table-cell>
          <table:table-cell table:formula="of:=+1/+[.E150]" office:value-type="float" office:value="0.723536647131177" calcext:value-type="float">
            <text:p>0.7235366471311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0]+0.01" office:value-type="float" office:value="1.3921" calcext:value-type="float">
            <text:p>1.3921</text:p>
          </table:table-cell>
          <table:table-cell table:formula="of:=+1/+[.E151]" office:value-type="float" office:value="0.718339199770131" calcext:value-type="float">
            <text:p>0.71833919977013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1]+0.01" office:value-type="float" office:value="1.4021" calcext:value-type="float">
            <text:p>1.4021</text:p>
          </table:table-cell>
          <table:table-cell table:formula="of:=+1/+[.E152]" office:value-type="float" office:value="0.713215890450039" calcext:value-type="float">
            <text:p>0.7132158904500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2]+0.01" office:value-type="float" office:value="1.4121" calcext:value-type="float">
            <text:p>1.4121</text:p>
          </table:table-cell>
          <table:table-cell table:formula="of:=+1/+[.E153]" office:value-type="float" office:value="0.708165144111606" calcext:value-type="float">
            <text:p>0.70816514411160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3]+0.01" office:value-type="float" office:value="1.4221" calcext:value-type="float">
            <text:p>1.4221</text:p>
          </table:table-cell>
          <table:table-cell table:formula="of:=+1/+[.E154]" office:value-type="float" office:value="0.70318542999789" calcext:value-type="float">
            <text:p>0.703185429997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4]+0.01" office:value-type="float" office:value="1.4321" calcext:value-type="float">
            <text:p>1.4321</text:p>
          </table:table-cell>
          <table:table-cell table:formula="of:=+1/+[.E155]" office:value-type="float" office:value="0.698275260107534" calcext:value-type="float">
            <text:p>0.69827526010753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5]+0.01" office:value-type="float" office:value="1.4421" calcext:value-type="float">
            <text:p>1.4421</text:p>
          </table:table-cell>
          <table:table-cell table:formula="of:=+1/+[.E156]" office:value-type="float" office:value="0.693433187712363" calcext:value-type="float">
            <text:p>0.69343318771236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6]+0.01" office:value-type="float" office:value="1.4521" calcext:value-type="float">
            <text:p>1.4521</text:p>
          </table:table-cell>
          <table:table-cell table:formula="of:=+1/+[.E157]" office:value-type="float" office:value="0.68865780593623" calcext:value-type="float">
            <text:p>0.6886578059362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7]+0.01" office:value-type="float" office:value="1.4621" calcext:value-type="float">
            <text:p>1.4621</text:p>
          </table:table-cell>
          <table:table-cell table:formula="of:=+1/+[.E158]" office:value-type="float" office:value="0.683947746392175" calcext:value-type="float">
            <text:p>0.68394774639217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8]+0.01" office:value-type="float" office:value="1.4721" calcext:value-type="float">
            <text:p>1.4721</text:p>
          </table:table-cell>
          <table:table-cell table:formula="of:=+1/+[.E159]" office:value-type="float" office:value="0.679301677875144" calcext:value-type="float">
            <text:p>0.67930167787514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59]+0.01" office:value-type="float" office:value="1.4821" calcext:value-type="float">
            <text:p>1.4821</text:p>
          </table:table-cell>
          <table:table-cell table:formula="of:=+1/+[.E160]" office:value-type="float" office:value="0.674718305107617" calcext:value-type="float">
            <text:p>0.67471830510761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0]+0.01" office:value-type="float" office:value="1.4921" calcext:value-type="float">
            <text:p>1.4921</text:p>
          </table:table-cell>
          <table:table-cell table:formula="of:=+1/+[.E161]" office:value-type="float" office:value="0.670196367535687" calcext:value-type="float">
            <text:p>0.67019636753568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1]+0.01" office:value-type="float" office:value="1.5021" calcext:value-type="float">
            <text:p>1.5021</text:p>
          </table:table-cell>
          <table:table-cell table:formula="of:=+1/+[.E162]" office:value-type="float" office:value="0.665734638173224" calcext:value-type="float">
            <text:p>0.66573463817322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2]+0.01" office:value-type="float" office:value="1.5121" calcext:value-type="float">
            <text:p>1.5121</text:p>
          </table:table-cell>
          <table:table-cell table:formula="of:=+1/+[.E163]" office:value-type="float" office:value="0.661331922491898" calcext:value-type="float">
            <text:p>0.66133192249189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3]+0.01" office:value-type="float" office:value="1.5221" calcext:value-type="float">
            <text:p>1.5221</text:p>
          </table:table-cell>
          <table:table-cell table:formula="of:=+1/+[.E164]" office:value-type="float" office:value="0.65698705735497" calcext:value-type="float">
            <text:p>0.6569870573549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4]+0.01" office:value-type="float" office:value="1.5321" calcext:value-type="float">
            <text:p>1.5321</text:p>
          </table:table-cell>
          <table:table-cell table:formula="of:=+1/+[.E165]" office:value-type="float" office:value="0.65269890999282" calcext:value-type="float">
            <text:p>0.6526989099928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5]+0.01" office:value-type="float" office:value="1.5421" calcext:value-type="float">
            <text:p>1.5421</text:p>
          </table:table-cell>
          <table:table-cell table:formula="of:=+1/+[.E166]" office:value-type="float" office:value="0.648466377018351" calcext:value-type="float">
            <text:p>0.64846637701835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6]+0.01" office:value-type="float" office:value="1.5521" calcext:value-type="float">
            <text:p>1.5521</text:p>
          </table:table-cell>
          <table:table-cell table:formula="of:=+1/+[.E167]" office:value-type="float" office:value="0.644288383480445" calcext:value-type="float">
            <text:p>0.64428838348044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7]+0.01" office:value-type="float" office:value="1.5621" calcext:value-type="float">
            <text:p>1.5621</text:p>
          </table:table-cell>
          <table:table-cell table:formula="of:=+1/+[.E168]" office:value-type="float" office:value="0.64016388195378" calcext:value-type="float">
            <text:p>0.6401638819537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8]+0.01" office:value-type="float" office:value="1.5721" calcext:value-type="float">
            <text:p>1.5721</text:p>
          </table:table-cell>
          <table:table-cell table:formula="of:=+1/+[.E169]" office:value-type="float" office:value="0.63609185166338" calcext:value-type="float">
            <text:p>0.6360918516633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69]+0.01" office:value-type="float" office:value="1.5821" calcext:value-type="float">
            <text:p>1.5821</text:p>
          </table:table-cell>
          <table:table-cell table:formula="of:=+1/+[.E170]" office:value-type="float" office:value="0.632071297642374" calcext:value-type="float">
            <text:p>0.63207129764237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0]+0.01" office:value-type="float" office:value="1.5921" calcext:value-type="float">
            <text:p>1.5921</text:p>
          </table:table-cell>
          <table:table-cell table:formula="of:=+1/+[.E171]" office:value-type="float" office:value="0.628101249921487" calcext:value-type="float">
            <text:p>0.62810124992148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1]+0.01" office:value-type="float" office:value="1.6021" calcext:value-type="float">
            <text:p>1.6021</text:p>
          </table:table-cell>
          <table:table-cell table:formula="of:=+1/+[.E172]" office:value-type="float" office:value="0.624180762748892" calcext:value-type="float">
            <text:p>0.62418076274889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2]+0.01" office:value-type="float" office:value="1.6121" calcext:value-type="float">
            <text:p>1.6121</text:p>
          </table:table-cell>
          <table:table-cell table:formula="of:=+1/+[.E173]" office:value-type="float" office:value="0.620308913839091" calcext:value-type="float">
            <text:p>0.62030891383909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3]+0.01" office:value-type="float" office:value="1.6221" calcext:value-type="float">
            <text:p>1.6221</text:p>
          </table:table-cell>
          <table:table-cell table:formula="of:=+1/+[.E174]" office:value-type="float" office:value="0.61648480364959" calcext:value-type="float">
            <text:p>0.6164848036495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4]+0.01" office:value-type="float" office:value="1.6321" calcext:value-type="float">
            <text:p>1.6321</text:p>
          </table:table-cell>
          <table:table-cell table:formula="of:=+1/+[.E175]" office:value-type="float" office:value="0.612707554684149" calcext:value-type="float">
            <text:p>0.61270755468414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5]+0.01" office:value-type="float" office:value="1.6421" calcext:value-type="float">
            <text:p>1.6421</text:p>
          </table:table-cell>
          <table:table-cell table:formula="of:=+1/+[.E176]" office:value-type="float" office:value="0.608976310821509" calcext:value-type="float">
            <text:p>0.6089763108215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6]+0.01" office:value-type="float" office:value="1.6521" calcext:value-type="float">
            <text:p>1.6521</text:p>
          </table:table-cell>
          <table:table-cell table:formula="of:=+1/+[.E177]" office:value-type="float" office:value="0.605290236668482" calcext:value-type="float">
            <text:p>0.60529023666848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7]+0.01" office:value-type="float" office:value="1.6621" calcext:value-type="float">
            <text:p>1.6621</text:p>
          </table:table-cell>
          <table:table-cell table:formula="of:=+1/+[.E178]" office:value-type="float" office:value="0.601648516936405" calcext:value-type="float">
            <text:p>0.6016485169364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8]+0.01" office:value-type="float" office:value="1.6721" calcext:value-type="float">
            <text:p>1.6721</text:p>
          </table:table-cell>
          <table:table-cell table:formula="of:=+1/+[.E179]" office:value-type="float" office:value="0.598050355839961" calcext:value-type="float">
            <text:p>0.59805035583996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79]+0.01" office:value-type="float" office:value="1.6821" calcext:value-type="float">
            <text:p>1.6821</text:p>
          </table:table-cell>
          <table:table-cell table:formula="of:=+1/+[.E180]" office:value-type="float" office:value="0.594494976517448" calcext:value-type="float">
            <text:p>0.59449497651744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0]+0.01" office:value-type="float" office:value="1.6921" calcext:value-type="float">
            <text:p>1.6921</text:p>
          </table:table-cell>
          <table:table-cell table:formula="of:=+1/+[.E181]" office:value-type="float" office:value="0.590981620471603" calcext:value-type="float">
            <text:p>0.5909816204716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1]+0.01" office:value-type="float" office:value="1.7021" calcext:value-type="float">
            <text:p>1.7021</text:p>
          </table:table-cell>
          <table:table-cell table:formula="of:=+1/+[.E182]" office:value-type="float" office:value="0.587509547030139" calcext:value-type="float">
            <text:p>0.5875095470301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2]+0.01" office:value-type="float" office:value="1.7121" calcext:value-type="float">
            <text:p>1.7121</text:p>
          </table:table-cell>
          <table:table-cell table:formula="of:=+1/+[.E183]" office:value-type="float" office:value="0.584078032825185" calcext:value-type="float">
            <text:p>0.58407803282518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3]+0.01" office:value-type="float" office:value="1.7221" calcext:value-type="float">
            <text:p>1.7221</text:p>
          </table:table-cell>
          <table:table-cell table:formula="of:=+1/+[.E184]" office:value-type="float" office:value="0.580686371290865" calcext:value-type="float">
            <text:p>0.5806863712908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4]+0.01" office:value-type="float" office:value="1.7321" calcext:value-type="float">
            <text:p>1.7321</text:p>
          </table:table-cell>
          <table:table-cell table:formula="of:=+1/+[.E185]" office:value-type="float" office:value="0.57733387217828" calcext:value-type="float">
            <text:p>0.5773338721782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5]+0.01" office:value-type="float" office:value="1.7421" calcext:value-type="float">
            <text:p>1.7421</text:p>
          </table:table-cell>
          <table:table-cell table:formula="of:=+1/+[.E186]" office:value-type="float" office:value="0.574019861087193" calcext:value-type="float">
            <text:p>0.57401986108719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6]+0.01" office:value-type="float" office:value="1.7521" calcext:value-type="float">
            <text:p>1.7521</text:p>
          </table:table-cell>
          <table:table-cell table:formula="of:=+1/+[.E187]" office:value-type="float" office:value="0.570743679013754" calcext:value-type="float">
            <text:p>0.57074367901375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7]+0.01" office:value-type="float" office:value="1.7621" calcext:value-type="float">
            <text:p>1.7621</text:p>
          </table:table-cell>
          <table:table-cell table:formula="of:=+1/+[.E188]" office:value-type="float" office:value="0.567504681913625" calcext:value-type="float">
            <text:p>0.5675046819136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8]+0.01" office:value-type="float" office:value="1.7721" calcext:value-type="float">
            <text:p>1.7721</text:p>
          </table:table-cell>
          <table:table-cell table:formula="of:=+1/+[.E189]" office:value-type="float" office:value="0.564302240279894" calcext:value-type="float">
            <text:p>0.5643022402798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89]+0.01" office:value-type="float" office:value="1.7821" calcext:value-type="float">
            <text:p>1.7821</text:p>
          </table:table-cell>
          <table:table-cell table:formula="of:=+1/+[.E190]" office:value-type="float" office:value="0.5611357387352" calcext:value-type="float">
            <text:p>0.561135738735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0]+0.01" office:value-type="float" office:value="1.7921" calcext:value-type="float">
            <text:p>1.7921</text:p>
          </table:table-cell>
          <table:table-cell table:formula="of:=+1/+[.E191]" office:value-type="float" office:value="0.55800457563752" calcext:value-type="float">
            <text:p>0.5580045756375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1]+0.01" office:value-type="float" office:value="1.8021" calcext:value-type="float">
            <text:p>1.8021</text:p>
          </table:table-cell>
          <table:table-cell table:formula="of:=+1/+[.E192]" office:value-type="float" office:value="0.554908162699073" calcext:value-type="float">
            <text:p>0.55490816269907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2]+0.01" office:value-type="float" office:value="1.8121" calcext:value-type="float">
            <text:p>1.8121</text:p>
          </table:table-cell>
          <table:table-cell table:formula="of:=+1/+[.E193]" office:value-type="float" office:value="0.551845924617846" calcext:value-type="float">
            <text:p>0.55184592461784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3]+0.01" office:value-type="float" office:value="1.8221" calcext:value-type="float">
            <text:p>1.8221</text:p>
          </table:table-cell>
          <table:table-cell table:formula="of:=+1/+[.E194]" office:value-type="float" office:value="0.548817298721255" calcext:value-type="float">
            <text:p>0.54881729872125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4]+0.01" office:value-type="float" office:value="1.8321" calcext:value-type="float">
            <text:p>1.8321</text:p>
          </table:table-cell>
          <table:table-cell table:formula="of:=+1/+[.E195]" office:value-type="float" office:value="0.545821734621472" calcext:value-type="float">
            <text:p>0.5458217346214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5]+0.01" office:value-type="float" office:value="1.8421" calcext:value-type="float">
            <text:p>1.8421</text:p>
          </table:table-cell>
          <table:table-cell table:formula="of:=+1/+[.E196]" office:value-type="float" office:value="0.542858693881982" calcext:value-type="float">
            <text:p>0.54285869388198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6]+0.01" office:value-type="float" office:value="1.8521" calcext:value-type="float">
            <text:p>1.8521</text:p>
          </table:table-cell>
          <table:table-cell table:formula="of:=+1/+[.E197]" office:value-type="float" office:value="0.53992764969494" calcext:value-type="float">
            <text:p>0.539927649694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7]+0.01" office:value-type="float" office:value="1.8621" calcext:value-type="float">
            <text:p>1.8621</text:p>
          </table:table-cell>
          <table:table-cell table:formula="of:=+1/+[.E198]" office:value-type="float" office:value="0.537028086568927" calcext:value-type="float">
            <text:p>0.53702808656892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8]+0.01" office:value-type="float" office:value="1.8721" calcext:value-type="float">
            <text:p>1.8721</text:p>
          </table:table-cell>
          <table:table-cell table:formula="of:=+1/+[.E199]" office:value-type="float" office:value="0.534159500026708" calcext:value-type="float">
            <text:p>0.53415950002670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199]+0.01" office:value-type="float" office:value="1.8821" calcext:value-type="float">
            <text:p>1.8821</text:p>
          </table:table-cell>
          <table:table-cell table:formula="of:=+1/+[.E200]" office:value-type="float" office:value="0.531321396312629" calcext:value-type="float">
            <text:p>0.53132139631262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0]+0.01" office:value-type="float" office:value="1.8921" calcext:value-type="float">
            <text:p>1.8921</text:p>
          </table:table-cell>
          <table:table-cell table:formula="of:=+1/+[.E201]" office:value-type="float" office:value="0.528513292109296" calcext:value-type="float">
            <text:p>0.52851329210929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1]+0.01" office:value-type="float" office:value="1.9021" calcext:value-type="float">
            <text:p>1.9021</text:p>
          </table:table-cell>
          <table:table-cell table:formula="of:=+1/+[.E202]" office:value-type="float" office:value="0.525734714263182" calcext:value-type="float">
            <text:p>0.52573471426318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2]+0.01" office:value-type="float" office:value="1.9121" calcext:value-type="float">
            <text:p>1.9121</text:p>
          </table:table-cell>
          <table:table-cell table:formula="of:=+1/+[.E203]" office:value-type="float" office:value="0.522985199518853" calcext:value-type="float">
            <text:p>0.52298519951885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3]+0.01" office:value-type="float" office:value="1.9221" calcext:value-type="float">
            <text:p>1.9221</text:p>
          </table:table-cell>
          <table:table-cell table:formula="of:=+1/+[.E204]" office:value-type="float" office:value="0.520264294261484" calcext:value-type="float">
            <text:p>0.5202642942614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4]+0.01" office:value-type="float" office:value="1.9321" calcext:value-type="float">
            <text:p>1.9321</text:p>
          </table:table-cell>
          <table:table-cell table:formula="of:=+1/+[.E205]" office:value-type="float" office:value="0.517571554267377" calcext:value-type="float">
            <text:p>0.51757155426737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5]+0.01" office:value-type="float" office:value="1.9421" calcext:value-type="float">
            <text:p>1.9421</text:p>
          </table:table-cell>
          <table:table-cell table:formula="of:=+1/+[.E206]" office:value-type="float" office:value="0.51490654446218" calcext:value-type="float">
            <text:p>0.5149065444621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6]+0.01" office:value-type="float" office:value="1.9521" calcext:value-type="float">
            <text:p>1.9521</text:p>
          </table:table-cell>
          <table:table-cell table:formula="of:=+1/+[.E207]" office:value-type="float" office:value="0.512268838686542" calcext:value-type="float">
            <text:p>0.51226883868654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7]+0.01" office:value-type="float" office:value="1.9621" calcext:value-type="float">
            <text:p>1.9621</text:p>
          </table:table-cell>
          <table:table-cell table:formula="of:=+1/+[.E208]" office:value-type="float" office:value="0.509658019468936" calcext:value-type="float">
            <text:p>0.50965801946893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8]+0.01" office:value-type="float" office:value="1.9721" calcext:value-type="float">
            <text:p>1.9721</text:p>
          </table:table-cell>
          <table:table-cell table:formula="of:=+1/+[.E209]" office:value-type="float" office:value="0.507073677805385" calcext:value-type="float">
            <text:p>0.50707367780538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09]+0.01" office:value-type="float" office:value="1.9821" calcext:value-type="float">
            <text:p>1.9821</text:p>
          </table:table-cell>
          <table:table-cell table:formula="of:=+1/+[.E210]" office:value-type="float" office:value="0.504515412945865" calcext:value-type="float">
            <text:p>0.5045154129458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0]+0.01" office:value-type="float" office:value="1.9921" calcext:value-type="float">
            <text:p>1.9921</text:p>
          </table:table-cell>
          <table:table-cell table:formula="of:=+1/+[.E211]" office:value-type="float" office:value="0.501982832187139" calcext:value-type="float">
            <text:p>0.5019828321871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1]+0.01" office:value-type="float" office:value="2.0021" calcext:value-type="float">
            <text:p>2.0021</text:p>
          </table:table-cell>
          <table:table-cell table:formula="of:=+1/+[.E212]" office:value-type="float" office:value="0.499475550671794" calcext:value-type="float">
            <text:p>0.4994755506717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2]+0.01" office:value-type="float" office:value="2.0121" calcext:value-type="float">
            <text:p>2.0121</text:p>
          </table:table-cell>
          <table:table-cell table:formula="of:=+1/+[.E213]" office:value-type="float" office:value="0.49699319119328" calcext:value-type="float">
            <text:p>0.4969931911932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3]+0.01" office:value-type="float" office:value="2.0221" calcext:value-type="float">
            <text:p>2.0221</text:p>
          </table:table-cell>
          <table:table-cell table:formula="of:=+1/+[.E214]" office:value-type="float" office:value="0.494535384006726" calcext:value-type="float">
            <text:p>0.4945353840067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4]+0.01" office:value-type="float" office:value="2.0321" calcext:value-type="float">
            <text:p>2.0321</text:p>
          </table:table-cell>
          <table:table-cell table:formula="of:=+1/+[.E215]" office:value-type="float" office:value="0.492101766645342" calcext:value-type="float">
            <text:p>0.49210176664534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5]+0.01" office:value-type="float" office:value="2.0421" calcext:value-type="float">
            <text:p>2.0421</text:p>
          </table:table-cell>
          <table:table-cell table:formula="of:=+1/+[.E216]" office:value-type="float" office:value="0.489691983742226" calcext:value-type="float">
            <text:p>0.4896919837422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6]+0.01" office:value-type="float" office:value="2.0521" calcext:value-type="float">
            <text:p>2.0521</text:p>
          </table:table-cell>
          <table:table-cell table:formula="of:=+1/+[.E217]" office:value-type="float" office:value="0.487305686857366" calcext:value-type="float">
            <text:p>0.48730568685736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7]+0.01" office:value-type="float" office:value="2.0621" calcext:value-type="float">
            <text:p>2.0621</text:p>
          </table:table-cell>
          <table:table-cell table:formula="of:=+1/+[.E218]" office:value-type="float" office:value="0.484942534309684" calcext:value-type="float">
            <text:p>0.4849425343096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8]+0.01" office:value-type="float" office:value="2.0721" calcext:value-type="float">
            <text:p>2.0721</text:p>
          </table:table-cell>
          <table:table-cell table:formula="of:=+1/+[.E219]" office:value-type="float" office:value="0.482602191013947" calcext:value-type="float">
            <text:p>0.48260219101394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19]+0.01" office:value-type="float" office:value="2.0821" calcext:value-type="float">
            <text:p>2.0821</text:p>
          </table:table-cell>
          <table:table-cell table:formula="of:=+1/+[.E220]" office:value-type="float" office:value="0.480284328322367" calcext:value-type="float">
            <text:p>0.48028432832236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0]+0.01" office:value-type="float" office:value="2.0921" calcext:value-type="float">
            <text:p>2.0921</text:p>
          </table:table-cell>
          <table:table-cell table:formula="of:=+1/+[.E221]" office:value-type="float" office:value="0.477988623870752" calcext:value-type="float">
            <text:p>0.47798862387075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1]+0.01" office:value-type="float" office:value="2.1021" calcext:value-type="float">
            <text:p>2.1021</text:p>
          </table:table-cell>
          <table:table-cell table:formula="of:=+1/+[.E222]" office:value-type="float" office:value="0.475714761429047" calcext:value-type="float">
            <text:p>0.47571476142904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2]+0.01" office:value-type="float" office:value="2.1121" calcext:value-type="float">
            <text:p>2.1121</text:p>
          </table:table-cell>
          <table:table-cell table:formula="of:=+1/+[.E223]" office:value-type="float" office:value="0.47346243075612" calcext:value-type="float">
            <text:p>0.4734624307561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3]+0.01" office:value-type="float" office:value="2.1221" calcext:value-type="float">
            <text:p>2.1221</text:p>
          </table:table-cell>
          <table:table-cell table:formula="of:=+1/+[.E224]" office:value-type="float" office:value="0.47123132745865" calcext:value-type="float">
            <text:p>0.471231327458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4]+0.01" office:value-type="float" office:value="2.1321" calcext:value-type="float">
            <text:p>2.1321</text:p>
          </table:table-cell>
          <table:table-cell table:formula="of:=+1/+[.E225]" office:value-type="float" office:value="0.469021152853994" calcext:value-type="float">
            <text:p>0.4690211528539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5]+0.01" office:value-type="float" office:value="2.1421" calcext:value-type="float">
            <text:p>2.1421</text:p>
          </table:table-cell>
          <table:table-cell table:formula="of:=+1/+[.E226]" office:value-type="float" office:value="0.466831613836889" calcext:value-type="float">
            <text:p>0.4668316138368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6]+0.01" office:value-type="float" office:value="2.1521" calcext:value-type="float">
            <text:p>2.1521</text:p>
          </table:table-cell>
          <table:table-cell table:formula="of:=+1/+[.E227]" office:value-type="float" office:value="0.464662422749873" calcext:value-type="float">
            <text:p>0.46466242274987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7]+0.01" office:value-type="float" office:value="2.1621" calcext:value-type="float">
            <text:p>2.1621</text:p>
          </table:table-cell>
          <table:table-cell table:formula="of:=+1/+[.E228]" office:value-type="float" office:value="0.462513297257297" calcext:value-type="float">
            <text:p>0.46251329725729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8]+0.01" office:value-type="float" office:value="2.1721" calcext:value-type="float">
            <text:p>2.1721</text:p>
          </table:table-cell>
          <table:table-cell table:formula="of:=+1/+[.E229]" office:value-type="float" office:value="0.460383960222826" calcext:value-type="float">
            <text:p>0.4603839602228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29]+0.01" office:value-type="float" office:value="2.1821" calcext:value-type="float">
            <text:p>2.1821</text:p>
          </table:table-cell>
          <table:table-cell table:formula="of:=+1/+[.E230]" office:value-type="float" office:value="0.458274139590303" calcext:value-type="float">
            <text:p>0.4582741395903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0]+0.01" office:value-type="float" office:value="2.1921" calcext:value-type="float">
            <text:p>2.1921</text:p>
          </table:table-cell>
          <table:table-cell table:formula="of:=+1/+[.E231]" office:value-type="float" office:value="0.456183568267872" calcext:value-type="float">
            <text:p>0.4561835682678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1]+0.01" office:value-type="float" office:value="2.2021" calcext:value-type="float">
            <text:p>2.2021</text:p>
          </table:table-cell>
          <table:table-cell table:formula="of:=+1/+[.E232]" office:value-type="float" office:value="0.454111984015259" calcext:value-type="float">
            <text:p>0.45411198401525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2]+0.01" office:value-type="float" office:value="2.2121" calcext:value-type="float">
            <text:p>2.2121</text:p>
          </table:table-cell>
          <table:table-cell table:formula="of:=+1/+[.E233]" office:value-type="float" office:value="0.452059129334118" calcext:value-type="float">
            <text:p>0.45205912933411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3]+0.01" office:value-type="float" office:value="2.2221" calcext:value-type="float">
            <text:p>2.2221</text:p>
          </table:table-cell>
          <table:table-cell table:formula="of:=+1/+[.E234]" office:value-type="float" office:value="0.450024751361326" calcext:value-type="float">
            <text:p>0.4500247513613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4]+0.01" office:value-type="float" office:value="2.2321" calcext:value-type="float">
            <text:p>2.2321</text:p>
          </table:table-cell>
          <table:table-cell table:formula="of:=+1/+[.E235]" office:value-type="float" office:value="0.448008601765155" calcext:value-type="float">
            <text:p>0.44800860176515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5]+0.01" office:value-type="float" office:value="2.2421" calcext:value-type="float">
            <text:p>2.2421</text:p>
          </table:table-cell>
          <table:table-cell table:formula="of:=+1/+[.E236]" office:value-type="float" office:value="0.446010436644218" calcext:value-type="float">
            <text:p>0.44601043664421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6]+0.01" office:value-type="float" office:value="2.2521" calcext:value-type="float">
            <text:p>2.2521</text:p>
          </table:table-cell>
          <table:table-cell table:formula="of:=+1/+[.E237]" office:value-type="float" office:value="0.444030016429111" calcext:value-type="float">
            <text:p>0.4440300164291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7]+0.01" office:value-type="float" office:value="2.2621" calcext:value-type="float">
            <text:p>2.2621</text:p>
          </table:table-cell>
          <table:table-cell table:formula="of:=+1/+[.E238]" office:value-type="float" office:value="0.442067105786659" calcext:value-type="float">
            <text:p>0.44206710578665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8]+0.01" office:value-type="float" office:value="2.2721" calcext:value-type="float">
            <text:p>2.2721</text:p>
          </table:table-cell>
          <table:table-cell table:formula="of:=+1/+[.E239]" office:value-type="float" office:value="0.440121473526694" calcext:value-type="float">
            <text:p>0.4401214735266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39]+0.01" office:value-type="float" office:value="2.2821" calcext:value-type="float">
            <text:p>2.2821</text:p>
          </table:table-cell>
          <table:table-cell table:formula="of:=+1/+[.E240]" office:value-type="float" office:value="0.438192892511284" calcext:value-type="float">
            <text:p>0.4381928925112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0]+0.01" office:value-type="float" office:value="2.2921" calcext:value-type="float">
            <text:p>2.2921</text:p>
          </table:table-cell>
          <table:table-cell table:formula="of:=+1/+[.E241]" office:value-type="float" office:value="0.436281139566338" calcext:value-type="float">
            <text:p>0.43628113956633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1]+0.01" office:value-type="float" office:value="2.30209999999999" calcext:value-type="float">
            <text:p>2.30209999999999</text:p>
          </table:table-cell>
          <table:table-cell table:formula="of:=+1/+[.E242]" office:value-type="float" office:value="0.434385995395509" calcext:value-type="float">
            <text:p>0.4343859953955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2]+0.01" office:value-type="float" office:value="2.31209999999999" calcext:value-type="float">
            <text:p>2.31209999999999</text:p>
          </table:table-cell>
          <table:table-cell table:formula="of:=+1/+[.E243]" office:value-type="float" office:value="0.432507244496346" calcext:value-type="float">
            <text:p>0.43250724449634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3]+0.01" office:value-type="float" office:value="2.32209999999999" calcext:value-type="float">
            <text:p>2.32209999999999</text:p>
          </table:table-cell>
          <table:table-cell table:formula="of:=+1/+[.E244]" office:value-type="float" office:value="0.430644675078594" calcext:value-type="float">
            <text:p>0.4306446750785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4]+0.01" office:value-type="float" office:value="2.33209999999999" calcext:value-type="float">
            <text:p>2.33209999999999</text:p>
          </table:table-cell>
          <table:table-cell table:formula="of:=+1/+[.E245]" office:value-type="float" office:value="0.428798078984607" calcext:value-type="float">
            <text:p>0.42879807898460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5]+0.01" office:value-type="float" office:value="2.34209999999999" calcext:value-type="float">
            <text:p>2.34209999999999</text:p>
          </table:table-cell>
          <table:table-cell table:formula="of:=+1/+[.E246]" office:value-type="float" office:value="0.426967251611802" calcext:value-type="float">
            <text:p>0.42696725161180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6]+0.01" office:value-type="float" office:value="2.35209999999999" calcext:value-type="float">
            <text:p>2.35209999999999</text:p>
          </table:table-cell>
          <table:table-cell table:formula="of:=+1/+[.E247]" office:value-type="float" office:value="0.425151991837083" calcext:value-type="float">
            <text:p>0.42515199183708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7]+0.01" office:value-type="float" office:value="2.36209999999999" calcext:value-type="float">
            <text:p>2.36209999999999</text:p>
          </table:table-cell>
          <table:table-cell table:formula="of:=+1/+[.E248]" office:value-type="float" office:value="0.423352101943187" calcext:value-type="float">
            <text:p>0.42335210194318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8]+0.01" office:value-type="float" office:value="2.37209999999999" calcext:value-type="float">
            <text:p>2.37209999999999</text:p>
          </table:table-cell>
          <table:table-cell table:formula="of:=+1/+[.E249]" office:value-type="float" office:value="0.421567387546901" calcext:value-type="float">
            <text:p>0.42156738754690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49]+0.01" office:value-type="float" office:value="2.38209999999999" calcext:value-type="float">
            <text:p>2.38209999999999</text:p>
          </table:table-cell>
          <table:table-cell table:formula="of:=+1/+[.E250]" office:value-type="float" office:value="0.419797657529072" calcext:value-type="float">
            <text:p>0.41979765752907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0]+0.01" office:value-type="float" office:value="2.39209999999999" calcext:value-type="float">
            <text:p>2.39209999999999</text:p>
          </table:table-cell>
          <table:table-cell table:formula="of:=+1/+[.E251]" office:value-type="float" office:value="0.418042723966391" calcext:value-type="float">
            <text:p>0.41804272396639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1]+0.01" office:value-type="float" office:value="2.40209999999999" calcext:value-type="float">
            <text:p>2.40209999999999</text:p>
          </table:table-cell>
          <table:table-cell table:formula="of:=+1/+[.E252]" office:value-type="float" office:value="0.416302402064861" calcext:value-type="float">
            <text:p>0.41630240206486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2]+0.01" office:value-type="float" office:value="2.41209999999999" calcext:value-type="float">
            <text:p>2.41209999999999</text:p>
          </table:table-cell>
          <table:table-cell table:formula="of:=+1/+[.E253]" office:value-type="float" office:value="0.414576510094939" calcext:value-type="float">
            <text:p>0.41457651009493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3]+0.01" office:value-type="float" office:value="2.42209999999999" calcext:value-type="float">
            <text:p>2.42209999999999</text:p>
          </table:table-cell>
          <table:table-cell table:formula="of:=+1/+[.E254]" office:value-type="float" office:value="0.41286486932827" calcext:value-type="float">
            <text:p>0.4128648693282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4]+0.01" office:value-type="float" office:value="2.43209999999999" calcext:value-type="float">
            <text:p>2.43209999999999</text:p>
          </table:table-cell>
          <table:table-cell table:formula="of:=+1/+[.E255]" office:value-type="float" office:value="0.411167303975989" calcext:value-type="float">
            <text:p>0.4111673039759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5]+0.01" office:value-type="float" office:value="2.44209999999999" calcext:value-type="float">
            <text:p>2.44209999999999</text:p>
          </table:table-cell>
          <table:table-cell table:formula="of:=+1/+[.E256]" office:value-type="float" office:value="0.409483641128538" calcext:value-type="float">
            <text:p>0.40948364112853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6]+0.01" office:value-type="float" office:value="2.45209999999999" calcext:value-type="float">
            <text:p>2.45209999999999</text:p>
          </table:table-cell>
          <table:table-cell table:formula="of:=+1/+[.E257]" office:value-type="float" office:value="0.407813710696955" calcext:value-type="float">
            <text:p>0.40781371069695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7]+0.01" office:value-type="float" office:value="2.46209999999999" calcext:value-type="float">
            <text:p>2.46209999999999</text:p>
          </table:table-cell>
          <table:table-cell table:formula="of:=+1/+[.E258]" office:value-type="float" office:value="0.406157345355592" calcext:value-type="float">
            <text:p>0.40615734535559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8]+0.01" office:value-type="float" office:value="2.47209999999999" calcext:value-type="float">
            <text:p>2.47209999999999</text:p>
          </table:table-cell>
          <table:table-cell table:formula="of:=+1/+[.E259]" office:value-type="float" office:value="0.404514380486228" calcext:value-type="float">
            <text:p>0.40451438048622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59]+0.01" office:value-type="float" office:value="2.48209999999999" calcext:value-type="float">
            <text:p>2.48209999999999</text:p>
          </table:table-cell>
          <table:table-cell table:formula="of:=+1/+[.E260]" office:value-type="float" office:value="0.402884654123526" calcext:value-type="float">
            <text:p>0.4028846541235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0]+0.01" office:value-type="float" office:value="2.49209999999999" calcext:value-type="float">
            <text:p>2.49209999999999</text:p>
          </table:table-cell>
          <table:table-cell table:formula="of:=+1/+[.E261]" office:value-type="float" office:value="0.401268006901811" calcext:value-type="float">
            <text:p>0.4012680069018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1]+0.01" office:value-type="float" office:value="2.50209999999999" calcext:value-type="float">
            <text:p>2.50209999999999</text:p>
          </table:table-cell>
          <table:table-cell table:formula="of:=+1/+[.E262]" office:value-type="float" office:value="0.399664282003119" calcext:value-type="float">
            <text:p>0.3996642820031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2]+0.01" office:value-type="float" office:value="2.51209999999999" calcext:value-type="float">
            <text:p>2.51209999999999</text:p>
          </table:table-cell>
          <table:table-cell table:formula="of:=+1/+[.E263]" office:value-type="float" office:value="0.398073325106486" calcext:value-type="float">
            <text:p>0.39807332510648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3]+0.01" office:value-type="float" office:value="2.52209999999999" calcext:value-type="float">
            <text:p>2.52209999999999</text:p>
          </table:table-cell>
          <table:table-cell table:formula="of:=+1/+[.E264]" office:value-type="float" office:value="0.39649498433845" calcext:value-type="float">
            <text:p>0.3964949843384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4]+0.01" office:value-type="float" office:value="2.53209999999999" calcext:value-type="float">
            <text:p>2.53209999999999</text:p>
          </table:table-cell>
          <table:table-cell table:formula="of:=+1/+[.E265]" office:value-type="float" office:value="0.394929110224716" calcext:value-type="float">
            <text:p>0.39492911022471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5]+0.01" office:value-type="float" office:value="2.54209999999999" calcext:value-type="float">
            <text:p>2.54209999999999</text:p>
          </table:table-cell>
          <table:table-cell table:formula="of:=+1/+[.E266]" office:value-type="float" office:value="0.393375555642974" calcext:value-type="float">
            <text:p>0.39337555564297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6]+0.01" office:value-type="float" office:value="2.55209999999999" calcext:value-type="float">
            <text:p>2.55209999999999</text:p>
          </table:table-cell>
          <table:table-cell table:formula="of:=+1/+[.E267]" office:value-type="float" office:value="0.391834175776813" calcext:value-type="float">
            <text:p>0.39183417577681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7]+0.01" office:value-type="float" office:value="2.56209999999999" calcext:value-type="float">
            <text:p>2.56209999999999</text:p>
          </table:table-cell>
          <table:table-cell table:formula="of:=+1/+[.E268]" office:value-type="float" office:value="0.390304828070725" calcext:value-type="float">
            <text:p>0.3903048280707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8]+0.01" office:value-type="float" office:value="2.57209999999999" calcext:value-type="float">
            <text:p>2.57209999999999</text:p>
          </table:table-cell>
          <table:table-cell table:formula="of:=+1/+[.E269]" office:value-type="float" office:value="0.388787372186153" calcext:value-type="float">
            <text:p>0.38878737218615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69]+0.01" office:value-type="float" office:value="2.58209999999999" calcext:value-type="float">
            <text:p>2.58209999999999</text:p>
          </table:table-cell>
          <table:table-cell table:formula="of:=+1/+[.E270]" office:value-type="float" office:value="0.387281669958562" calcext:value-type="float">
            <text:p>0.38728166995856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0]+0.01" office:value-type="float" office:value="2.59209999999999" calcext:value-type="float">
            <text:p>2.59209999999999</text:p>
          </table:table-cell>
          <table:table-cell table:formula="of:=+1/+[.E271]" office:value-type="float" office:value="0.385787585355505" calcext:value-type="float">
            <text:p>0.38578758535550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1]+0.01" office:value-type="float" office:value="2.60209999999999" calcext:value-type="float">
            <text:p>2.60209999999999</text:p>
          </table:table-cell>
          <table:table-cell table:formula="of:=+1/+[.E272]" office:value-type="float" office:value="0.38430498443565" calcext:value-type="float">
            <text:p>0.384304984435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2]+0.01" office:value-type="float" office:value="2.61209999999999" calcext:value-type="float">
            <text:p>2.61209999999999</text:p>
          </table:table-cell>
          <table:table-cell table:formula="of:=+1/+[.E273]" office:value-type="float" office:value="0.382833735308757" calcext:value-type="float">
            <text:p>0.38283373530875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3]+0.01" office:value-type="float" office:value="2.62209999999999" calcext:value-type="float">
            <text:p>2.62209999999999</text:p>
          </table:table-cell>
          <table:table-cell table:formula="of:=+1/+[.E274]" office:value-type="float" office:value="0.381373708096566" calcext:value-type="float">
            <text:p>0.38137370809656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4]+0.01" office:value-type="float" office:value="2.63209999999999" calcext:value-type="float">
            <text:p>2.63209999999999</text:p>
          </table:table-cell>
          <table:table-cell table:formula="of:=+1/+[.E275]" office:value-type="float" office:value="0.379924774894573" calcext:value-type="float">
            <text:p>0.37992477489457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5]+0.01" office:value-type="float" office:value="2.64209999999999" calcext:value-type="float">
            <text:p>2.64209999999999</text:p>
          </table:table-cell>
          <table:table-cell table:formula="of:=+1/+[.E276]" office:value-type="float" office:value="0.378486809734683" calcext:value-type="float">
            <text:p>0.37848680973468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6]+0.01" office:value-type="float" office:value="2.65209999999999" calcext:value-type="float">
            <text:p>2.65209999999999</text:p>
          </table:table-cell>
          <table:table-cell table:formula="of:=+1/+[.E277]" office:value-type="float" office:value="0.377059688548699" calcext:value-type="float">
            <text:p>0.37705968854869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7]+0.01" office:value-type="float" office:value="2.66209999999999" calcext:value-type="float">
            <text:p>2.66209999999999</text:p>
          </table:table-cell>
          <table:table-cell table:formula="of:=+1/+[.E278]" office:value-type="float" office:value="0.375643289132641" calcext:value-type="float">
            <text:p>0.37564328913264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8]+0.01" office:value-type="float" office:value="2.67209999999999" calcext:value-type="float">
            <text:p>2.67209999999999</text:p>
          </table:table-cell>
          <table:table-cell table:formula="of:=+1/+[.E279]" office:value-type="float" office:value="0.374237491111861" calcext:value-type="float">
            <text:p>0.37423749111186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79]+0.01" office:value-type="float" office:value="2.68209999999999" calcext:value-type="float">
            <text:p>2.68209999999999</text:p>
          </table:table-cell>
          <table:table-cell table:formula="of:=+1/+[.E280]" office:value-type="float" office:value="0.37284217590694" calcext:value-type="float">
            <text:p>0.372842175906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0]+0.01" office:value-type="float" office:value="2.69209999999999" calcext:value-type="float">
            <text:p>2.69209999999999</text:p>
          </table:table-cell>
          <table:table-cell table:formula="of:=+1/+[.E281]" office:value-type="float" office:value="0.371457226700347" calcext:value-type="float">
            <text:p>0.37145722670034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1]+0.01" office:value-type="float" office:value="2.70209999999999" calcext:value-type="float">
            <text:p>2.70209999999999</text:p>
          </table:table-cell>
          <table:table-cell table:formula="of:=+1/+[.E282]" office:value-type="float" office:value="0.370082528403836" calcext:value-type="float">
            <text:p>0.37008252840383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2]+0.01" office:value-type="float" office:value="2.71209999999999" calcext:value-type="float">
            <text:p>2.71209999999999</text:p>
          </table:table-cell>
          <table:table-cell table:formula="of:=+1/+[.E283]" office:value-type="float" office:value="0.368717967626564" calcext:value-type="float">
            <text:p>0.36871796762656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3]+0.01" office:value-type="float" office:value="2.72209999999999" calcext:value-type="float">
            <text:p>2.72209999999999</text:p>
          </table:table-cell>
          <table:table-cell table:formula="of:=+1/+[.E284]" office:value-type="float" office:value="0.367363432643916" calcext:value-type="float">
            <text:p>0.36736343264391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4]+0.01" office:value-type="float" office:value="2.73209999999999" calcext:value-type="float">
            <text:p>2.73209999999999</text:p>
          </table:table-cell>
          <table:table-cell table:formula="of:=+1/+[.E285]" office:value-type="float" office:value="0.366018813367009" calcext:value-type="float">
            <text:p>0.3660188133670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5]+0.01" office:value-type="float" office:value="2.74209999999999" calcext:value-type="float">
            <text:p>2.74209999999999</text:p>
          </table:table-cell>
          <table:table-cell table:formula="of:=+1/+[.E286]" office:value-type="float" office:value="0.364684001312864" calcext:value-type="float">
            <text:p>0.36468400131286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6]+0.01" office:value-type="float" office:value="2.75209999999999" calcext:value-type="float">
            <text:p>2.75209999999999</text:p>
          </table:table-cell>
          <table:table-cell table:formula="of:=+1/+[.E287]" office:value-type="float" office:value="0.363358889575235" calcext:value-type="float">
            <text:p>0.36335888957523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7]+0.01" office:value-type="float" office:value="2.76209999999999" calcext:value-type="float">
            <text:p>2.76209999999999</text:p>
          </table:table-cell>
          <table:table-cell table:formula="of:=+1/+[.E288]" office:value-type="float" office:value="0.362043372796063" calcext:value-type="float">
            <text:p>0.36204337279606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8]+0.01" office:value-type="float" office:value="2.77209999999998" calcext:value-type="float">
            <text:p>2.77209999999998</text:p>
          </table:table-cell>
          <table:table-cell table:formula="of:=+1/+[.E289]" office:value-type="float" office:value="0.360737347137551" calcext:value-type="float">
            <text:p>0.36073734713755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89]+0.01" office:value-type="float" office:value="2.78209999999998" calcext:value-type="float">
            <text:p>2.78209999999998</text:p>
          </table:table-cell>
          <table:table-cell table:formula="of:=+1/+[.E290]" office:value-type="float" office:value="0.359440710254845" calcext:value-type="float">
            <text:p>0.35944071025484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0]+0.01" office:value-type="float" office:value="2.79209999999998" calcext:value-type="float">
            <text:p>2.79209999999998</text:p>
          </table:table-cell>
          <table:table-cell table:formula="of:=+1/+[.E291]" office:value-type="float" office:value="0.358153361269297" calcext:value-type="float">
            <text:p>0.35815336126929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1]+0.01" office:value-type="float" office:value="2.80209999999998" calcext:value-type="float">
            <text:p>2.80209999999998</text:p>
          </table:table-cell>
          <table:table-cell table:formula="of:=+1/+[.E292]" office:value-type="float" office:value="0.356875200742302" calcext:value-type="float">
            <text:p>0.35687520074230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2]+0.01" office:value-type="float" office:value="2.81209999999998" calcext:value-type="float">
            <text:p>2.81209999999998</text:p>
          </table:table-cell>
          <table:table-cell table:formula="of:=+1/+[.E293]" office:value-type="float" office:value="0.355606130649694" calcext:value-type="float">
            <text:p>0.35560613064969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3]+0.01" office:value-type="float" office:value="2.82209999999998" calcext:value-type="float">
            <text:p>2.82209999999998</text:p>
          </table:table-cell>
          <table:table-cell table:formula="of:=+1/+[.E294]" office:value-type="float" office:value="0.354346054356687" calcext:value-type="float">
            <text:p>0.35434605435668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4]+0.01" office:value-type="float" office:value="2.83209999999998" calcext:value-type="float">
            <text:p>2.83209999999998</text:p>
          </table:table-cell>
          <table:table-cell table:formula="of:=+1/+[.E295]" office:value-type="float" office:value="0.353094876593343" calcext:value-type="float">
            <text:p>0.35309487659334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5]+0.01" office:value-type="float" office:value="2.84209999999998" calcext:value-type="float">
            <text:p>2.84209999999998</text:p>
          </table:table-cell>
          <table:table-cell table:formula="of:=+1/+[.E296]" office:value-type="float" office:value="0.351852503430564" calcext:value-type="float">
            <text:p>0.35185250343056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6]+0.01" office:value-type="float" office:value="2.85209999999998" calcext:value-type="float">
            <text:p>2.85209999999998</text:p>
          </table:table-cell>
          <table:table-cell table:formula="of:=+1/+[.E297]" office:value-type="float" office:value="0.350618842256585" calcext:value-type="float">
            <text:p>0.35061884225658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7]+0.01" office:value-type="float" office:value="2.86209999999998" calcext:value-type="float">
            <text:p>2.86209999999998</text:p>
          </table:table-cell>
          <table:table-cell table:formula="of:=+1/+[.E298]" office:value-type="float" office:value="0.349393801753959" calcext:value-type="float">
            <text:p>0.34939380175395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8]+0.01" office:value-type="float" office:value="2.87209999999998" calcext:value-type="float">
            <text:p>2.87209999999998</text:p>
          </table:table-cell>
          <table:table-cell table:formula="of:=+1/+[.E299]" office:value-type="float" office:value="0.348177291877026" calcext:value-type="float">
            <text:p>0.3481772918770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299]+0.01" office:value-type="float" office:value="2.88209999999998" calcext:value-type="float">
            <text:p>2.88209999999998</text:p>
          </table:table-cell>
          <table:table-cell table:formula="of:=+1/+[.E300]" office:value-type="float" office:value="0.346969223829848" calcext:value-type="float">
            <text:p>0.34696922382984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0]+0.01" office:value-type="float" office:value="2.89209999999998" calcext:value-type="float">
            <text:p>2.89209999999998</text:p>
          </table:table-cell>
          <table:table-cell table:formula="of:=+1/+[.E301]" office:value-type="float" office:value="0.345769510044606" calcext:value-type="float">
            <text:p>0.34576951004460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1]+0.01" office:value-type="float" office:value="2.90209999999998" calcext:value-type="float">
            <text:p>2.90209999999998</text:p>
          </table:table-cell>
          <table:table-cell table:formula="of:=+1/+[.E302]" office:value-type="float" office:value="0.344578064160438" calcext:value-type="float">
            <text:p>0.34457806416043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2]+0.01" office:value-type="float" office:value="2.91209999999998" calcext:value-type="float">
            <text:p>2.91209999999998</text:p>
          </table:table-cell>
          <table:table-cell table:formula="of:=+1/+[.E303]" office:value-type="float" office:value="0.343394801002715" calcext:value-type="float">
            <text:p>0.34339480100271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3]+0.01" office:value-type="float" office:value="2.92209999999998" calcext:value-type="float">
            <text:p>2.92209999999998</text:p>
          </table:table-cell>
          <table:table-cell table:formula="of:=+1/+[.E304]" office:value-type="float" office:value="0.342219636562748" calcext:value-type="float">
            <text:p>0.34221963656274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4]+0.01" office:value-type="float" office:value="2.93209999999998" calcext:value-type="float">
            <text:p>2.93209999999998</text:p>
          </table:table-cell>
          <table:table-cell table:formula="of:=+1/+[.E305]" office:value-type="float" office:value="0.341052487977902" calcext:value-type="float">
            <text:p>0.34105248797790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5]+0.01" office:value-type="float" office:value="2.94209999999998" calcext:value-type="float">
            <text:p>2.94209999999998</text:p>
          </table:table-cell>
          <table:table-cell table:formula="of:=+1/+[.E306]" office:value-type="float" office:value="0.339893273512119" calcext:value-type="float">
            <text:p>0.3398932735121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6]+0.01" office:value-type="float" office:value="2.95209999999998" calcext:value-type="float">
            <text:p>2.95209999999998</text:p>
          </table:table-cell>
          <table:table-cell table:formula="of:=+1/+[.E307]" office:value-type="float" office:value="0.33874191253684" calcext:value-type="float">
            <text:p>0.338741912536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7]+0.01" office:value-type="float" office:value="2.96209999999998" calcext:value-type="float">
            <text:p>2.96209999999998</text:p>
          </table:table-cell>
          <table:table-cell table:formula="of:=+1/+[.E308]" office:value-type="float" office:value="0.337598325512308" calcext:value-type="float">
            <text:p>0.33759832551230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8]+0.01" office:value-type="float" office:value="2.97209999999998" calcext:value-type="float">
            <text:p>2.97209999999998</text:p>
          </table:table-cell>
          <table:table-cell table:formula="of:=+1/+[.E309]" office:value-type="float" office:value="0.336462433969249" calcext:value-type="float">
            <text:p>0.33646243396924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09]+0.01" office:value-type="float" office:value="2.98209999999998" calcext:value-type="float">
            <text:p>2.98209999999998</text:p>
          </table:table-cell>
          <table:table-cell table:formula="of:=+1/+[.E310]" office:value-type="float" office:value="0.335334160490931" calcext:value-type="float">
            <text:p>0.33533416049093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0]+0.01" office:value-type="float" office:value="2.99209999999998" calcext:value-type="float">
            <text:p>2.99209999999998</text:p>
          </table:table-cell>
          <table:table-cell table:formula="of:=+1/+[.E311]" office:value-type="float" office:value="0.334213428695567" calcext:value-type="float">
            <text:p>0.33421342869556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1]+0.01" office:value-type="float" office:value="3.00209999999998" calcext:value-type="float">
            <text:p>3.00209999999998</text:p>
          </table:table-cell>
          <table:table-cell table:formula="of:=+1/+[.E312]" office:value-type="float" office:value="0.333100163219082" calcext:value-type="float">
            <text:p>0.33310016321908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2]+0.01" office:value-type="float" office:value="3.01209999999998" calcext:value-type="float">
            <text:p>3.01209999999998</text:p>
          </table:table-cell>
          <table:table-cell table:formula="of:=+1/+[.E313]" office:value-type="float" office:value="0.331994289698219" calcext:value-type="float">
            <text:p>0.3319942896982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3]+0.01" office:value-type="float" office:value="3.02209999999998" calcext:value-type="float">
            <text:p>3.02209999999998</text:p>
          </table:table-cell>
          <table:table-cell table:formula="of:=+1/+[.E314]" office:value-type="float" office:value="0.330895734753981" calcext:value-type="float">
            <text:p>0.33089573475398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4]+0.01" office:value-type="float" office:value="3.03209999999998" calcext:value-type="float">
            <text:p>3.03209999999998</text:p>
          </table:table-cell>
          <table:table-cell table:formula="of:=+1/+[.E315]" office:value-type="float" office:value="0.329804425975399" calcext:value-type="float">
            <text:p>0.32980442597539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5]+0.01" office:value-type="float" office:value="3.04209999999998" calcext:value-type="float">
            <text:p>3.04209999999998</text:p>
          </table:table-cell>
          <table:table-cell table:formula="of:=+1/+[.E316]" office:value-type="float" office:value="0.328720291903621" calcext:value-type="float">
            <text:p>0.32872029190362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6]+0.01" office:value-type="float" office:value="3.05209999999998" calcext:value-type="float">
            <text:p>3.05209999999998</text:p>
          </table:table-cell>
          <table:table-cell table:formula="of:=+1/+[.E317]" office:value-type="float" office:value="0.327643262016319" calcext:value-type="float">
            <text:p>0.3276432620163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7]+0.01" office:value-type="float" office:value="3.06209999999998" calcext:value-type="float">
            <text:p>3.06209999999998</text:p>
          </table:table-cell>
          <table:table-cell table:formula="of:=+1/+[.E318]" office:value-type="float" office:value="0.326573266712389" calcext:value-type="float">
            <text:p>0.3265732667123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8]+0.01" office:value-type="float" office:value="3.07209999999998" calcext:value-type="float">
            <text:p>3.07209999999998</text:p>
          </table:table-cell>
          <table:table-cell table:formula="of:=+1/+[.E319]" office:value-type="float" office:value="0.325510237296965" calcext:value-type="float">
            <text:p>0.32551023729696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19]+0.01" office:value-type="float" office:value="3.08209999999998" calcext:value-type="float">
            <text:p>3.08209999999998</text:p>
          </table:table-cell>
          <table:table-cell table:formula="of:=+1/+[.E320]" office:value-type="float" office:value="0.324454105966713" calcext:value-type="float">
            <text:p>0.32445410596671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0]+0.01" office:value-type="float" office:value="3.09209999999998" calcext:value-type="float">
            <text:p>3.09209999999998</text:p>
          </table:table-cell>
          <table:table-cell table:formula="of:=+1/+[.E321]" office:value-type="float" office:value="0.323404805795416" calcext:value-type="float">
            <text:p>0.32340480579541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1]+0.01" office:value-type="float" office:value="3.10209999999998" calcext:value-type="float">
            <text:p>3.10209999999998</text:p>
          </table:table-cell>
          <table:table-cell table:formula="of:=+1/+[.E322]" office:value-type="float" office:value="0.322362270719837" calcext:value-type="float">
            <text:p>0.32236227071983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2]+0.01" office:value-type="float" office:value="3.11209999999998" calcext:value-type="float">
            <text:p>3.11209999999998</text:p>
          </table:table-cell>
          <table:table-cell table:formula="of:=+1/+[.E323]" office:value-type="float" office:value="0.321326435525853" calcext:value-type="float">
            <text:p>0.32132643552585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3]+0.01" office:value-type="float" office:value="3.12209999999998" calcext:value-type="float">
            <text:p>3.12209999999998</text:p>
          </table:table-cell>
          <table:table-cell table:formula="of:=+1/+[.E324]" office:value-type="float" office:value="0.320297235834857" calcext:value-type="float">
            <text:p>0.32029723583485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4]+0.01" office:value-type="float" office:value="3.13209999999998" calcext:value-type="float">
            <text:p>3.13209999999998</text:p>
          </table:table-cell>
          <table:table-cell table:formula="of:=+1/+[.E325]" office:value-type="float" office:value="0.319274608090421" calcext:value-type="float">
            <text:p>0.31927460809042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5]+0.01" office:value-type="float" office:value="3.14209999999998" calcext:value-type="float">
            <text:p>3.14209999999998</text:p>
          </table:table-cell>
          <table:table-cell table:formula="of:=+1/+[.E326]" office:value-type="float" office:value="0.318258489545211" calcext:value-type="float">
            <text:p>0.3182584895452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6]+0.01" office:value-type="float" office:value="3.15209999999998" calcext:value-type="float">
            <text:p>3.15209999999998</text:p>
          </table:table-cell>
          <table:table-cell table:formula="of:=+1/+[.E327]" office:value-type="float" office:value="0.317248818248154" calcext:value-type="float">
            <text:p>0.31724881824815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7]+0.01" office:value-type="float" office:value="3.16209999999998" calcext:value-type="float">
            <text:p>3.16209999999998</text:p>
          </table:table-cell>
          <table:table-cell table:formula="of:=+1/+[.E328]" office:value-type="float" office:value="0.316245533031848" calcext:value-type="float">
            <text:p>0.31624553303184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8]+0.01" office:value-type="float" office:value="3.17209999999998" calcext:value-type="float">
            <text:p>3.17209999999998</text:p>
          </table:table-cell>
          <table:table-cell table:formula="of:=+1/+[.E329]" office:value-type="float" office:value="0.315248573500207" calcext:value-type="float">
            <text:p>0.31524857350020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29]+0.01" office:value-type="float" office:value="3.18209999999998" calcext:value-type="float">
            <text:p>3.18209999999998</text:p>
          </table:table-cell>
          <table:table-cell table:formula="of:=+1/+[.E330]" office:value-type="float" office:value="0.314257880016344" calcext:value-type="float">
            <text:p>0.31425788001634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0]+0.01" office:value-type="float" office:value="3.19209999999998" calcext:value-type="float">
            <text:p>3.19209999999998</text:p>
          </table:table-cell>
          <table:table-cell table:formula="of:=+1/+[.E331]" office:value-type="float" office:value="0.313273393690676" calcext:value-type="float">
            <text:p>0.31327339369067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1]+0.01" office:value-type="float" office:value="3.20209999999998" calcext:value-type="float">
            <text:p>3.20209999999998</text:p>
          </table:table-cell>
          <table:table-cell table:formula="of:=+1/+[.E332]" office:value-type="float" office:value="0.31229505636926" calcext:value-type="float">
            <text:p>0.3122950563692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2]+0.01" office:value-type="float" office:value="3.21209999999998" calcext:value-type="float">
            <text:p>3.21209999999998</text:p>
          </table:table-cell>
          <table:table-cell table:formula="of:=+1/+[.E333]" office:value-type="float" office:value="0.311322810622337" calcext:value-type="float">
            <text:p>0.31132281062233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3]+0.01" office:value-type="float" office:value="3.22209999999998" calcext:value-type="float">
            <text:p>3.22209999999998</text:p>
          </table:table-cell>
          <table:table-cell table:formula="of:=+1/+[.E334]" office:value-type="float" office:value="0.310356599733096" calcext:value-type="float">
            <text:p>0.31035659973309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4]+0.01" office:value-type="float" office:value="3.23209999999997" calcext:value-type="float">
            <text:p>3.23209999999997</text:p>
          </table:table-cell>
          <table:table-cell table:formula="of:=+1/+[.E335]" office:value-type="float" office:value="0.309396367686646" calcext:value-type="float">
            <text:p>0.309396367686646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5]+0.01" office:value-type="float" office:value="3.24209999999997" calcext:value-type="float">
            <text:p>3.24209999999997</text:p>
          </table:table-cell>
          <table:table-cell table:formula="of:=+1/+[.E336]" office:value-type="float" office:value="0.308442059159189" calcext:value-type="float">
            <text:p>0.30844205915918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6]+0.01" office:value-type="float" office:value="3.25209999999997" calcext:value-type="float">
            <text:p>3.25209999999997</text:p>
          </table:table-cell>
          <table:table-cell table:formula="of:=+1/+[.E337]" office:value-type="float" office:value="0.307493619507398" calcext:value-type="float">
            <text:p>0.30749361950739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7]+0.01" office:value-type="float" office:value="3.26209999999997" calcext:value-type="float">
            <text:p>3.26209999999997</text:p>
          </table:table-cell>
          <table:table-cell table:formula="of:=+1/+[.E338]" office:value-type="float" office:value="0.30655099475798" calcext:value-type="float">
            <text:p>0.3065509947579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8]+0.01" office:value-type="float" office:value="3.27209999999997" calcext:value-type="float">
            <text:p>3.27209999999997</text:p>
          </table:table-cell>
          <table:table-cell table:formula="of:=+1/+[.E339]" office:value-type="float" office:value="0.305614131597447" calcext:value-type="float">
            <text:p>0.30561413159744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39]+0.01" office:value-type="float" office:value="3.28209999999997" calcext:value-type="float">
            <text:p>3.28209999999997</text:p>
          </table:table-cell>
          <table:table-cell table:formula="of:=+1/+[.E340]" office:value-type="float" office:value="0.304682977362057" calcext:value-type="float">
            <text:p>0.30468297736205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0]+0.01" office:value-type="float" office:value="3.29209999999997" calcext:value-type="float">
            <text:p>3.29209999999997</text:p>
          </table:table-cell>
          <table:table-cell table:formula="of:=+1/+[.E341]" office:value-type="float" office:value="0.303757480027948" calcext:value-type="float">
            <text:p>0.30375748002794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1]+0.01" office:value-type="float" office:value="3.30209999999997" calcext:value-type="float">
            <text:p>3.30209999999997</text:p>
          </table:table-cell>
          <table:table-cell table:formula="of:=+1/+[.E342]" office:value-type="float" office:value="0.30283758820145" calcext:value-type="float">
            <text:p>0.30283758820145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2]+0.01" office:value-type="float" office:value="3.31209999999997" calcext:value-type="float">
            <text:p>3.31209999999997</text:p>
          </table:table-cell>
          <table:table-cell table:formula="of:=+1/+[.E343]" office:value-type="float" office:value="0.30192325110957" calcext:value-type="float">
            <text:p>0.3019232511095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3]+0.01" office:value-type="float" office:value="3.32209999999997" calcext:value-type="float">
            <text:p>3.32209999999997</text:p>
          </table:table-cell>
          <table:table-cell table:formula="of:=+1/+[.E344]" office:value-type="float" office:value="0.301014418590653" calcext:value-type="float">
            <text:p>0.301014418590653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4]+0.01" office:value-type="float" office:value="3.33209999999997" calcext:value-type="float">
            <text:p>3.33209999999997</text:p>
          </table:table-cell>
          <table:table-cell table:formula="of:=+1/+[.E345]" office:value-type="float" office:value="0.300111041085204" calcext:value-type="float">
            <text:p>0.30011104108520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5]+0.01" office:value-type="float" office:value="3.34209999999997" calcext:value-type="float">
            <text:p>3.34209999999997</text:p>
          </table:table-cell>
          <table:table-cell table:formula="of:=+1/+[.E346]" office:value-type="float" office:value="0.299213069626884" calcext:value-type="float">
            <text:p>0.29921306962688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+[.E346]+0.01" office:value-type="float" office:value="3.35209999999997" calcext:value-type="float">
            <text:p>3.35209999999997</text:p>
          </table:table-cell>
          <table:table-cell table:formula="of:=+1/+[.E347]" office:value-type="float" office:value="0.298320455833659" calcext:value-type="float">
            <text:p>0.29832045583365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2:56:31.242840136</meta:creation-date>
    <dc:date>2020-11-24T13:20:12.925047967</dc:date>
    <meta:editing-duration>PT3M21S</meta:editing-duration>
    <meta:editing-cycles>1</meta:editing-cycles>
    <meta:document-statistic meta:table-count="1" meta:cell-count="682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9cm" svg:height="17.6cm" xlink:href=".." xlink:type="simple" chart:class="chart:line" chart:style-name="ch1">
        <chart:legend chart:legend-position="end" svg:x="28.438cm" svg:y="8.252cm" style:legend-expansion="high" chart:style-name="ch2"/>
        <chart:plot-area chart:style-name="ch3" table:cell-range-address="Sheet1.E12:Sheet1.F347" svg:x="0.625cm" svg:y="0.352cm" svg:width="27.188cm" svg:height="16.896cm">
          <chartooo:coordinate-region svg:x="1.246cm" svg:y="0.473cm" svg:width="26.567cm" svg:height="15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:Sheet1.E347" chart:class="chart:line">
            <chart:data-point chart:repeated="336"/>
          </chart:series>
          <chart:series chart:style-name="ch7" chart:values-cell-range-address="Sheet1.F12:Sheet1.F347" chart:class="chart:line">
            <chart:data-point chart:repeated="3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">
                <text:p>0.012</text:p>
                <draw:g>
                  <svg:desc>Sheet1.E12:Sheet1.E347</svg:desc>
                </draw:g>
              </table:table-cell>
              <table:table-cell office:value-type="float" office:value="0">
                <text:p>0</text:p>
                <draw:g>
                  <svg:desc>Sheet1.F12:Sheet1.F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1">
                <text:p>0.0121</text:p>
              </table:table-cell>
              <table:table-cell office:value-type="float" office:value="82.6446280991736">
                <text:p>82.644628099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1">
                <text:p>0.0221</text:p>
              </table:table-cell>
              <table:table-cell office:value-type="float" office:value="45.2488687782805">
                <text:p>45.2488687782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1">
                <text:p>0.0321</text:p>
              </table:table-cell>
              <table:table-cell office:value-type="float" office:value="31.1526479750779">
                <text:p>31.1526479750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1">
                <text:p>0.0421</text:p>
              </table:table-cell>
              <table:table-cell office:value-type="float" office:value="23.7529691211401">
                <text:p>23.7529691211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1">
                <text:p>0.0521</text:p>
              </table:table-cell>
              <table:table-cell office:value-type="float" office:value="19.1938579654511">
                <text:p>19.1938579654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1">
                <text:p>0.0621</text:p>
              </table:table-cell>
              <table:table-cell office:value-type="float" office:value="16.1030595813204">
                <text:p>16.103059581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1">
                <text:p>0.0721</text:p>
              </table:table-cell>
              <table:table-cell office:value-type="float" office:value="13.869625520111">
                <text:p>13.869625520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1">
                <text:p>0.0821</text:p>
              </table:table-cell>
              <table:table-cell office:value-type="float" office:value="12.1802679658952">
                <text:p>12.1802679658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1">
                <text:p>0.0921</text:p>
              </table:table-cell>
              <table:table-cell office:value-type="float" office:value="10.85776330076">
                <text:p>10.85776330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1">
                <text:p>0.1021</text:p>
              </table:table-cell>
              <table:table-cell office:value-type="float" office:value="9.79431929480901">
                <text:p>9.79431929480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1">
                <text:p>0.1121</text:p>
              </table:table-cell>
              <table:table-cell office:value-type="float" office:value="8.92060660124889">
                <text:p>8.92060660124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">
                <text:p>0.1221</text:p>
              </table:table-cell>
              <table:table-cell office:value-type="float" office:value="8.19000819000819">
                <text:p>8.19000819000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21">
                <text:p>0.1321</text:p>
              </table:table-cell>
              <table:table-cell office:value-type="float" office:value="7.57002271006813">
                <text:p>7.57002271006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1">
                <text:p>0.1421</text:p>
              </table:table-cell>
              <table:table-cell office:value-type="float" office:value="7.03729767769177">
                <text:p>7.03729767769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21">
                <text:p>0.1521</text:p>
              </table:table-cell>
              <table:table-cell office:value-type="float" office:value="6.57462195923734">
                <text:p>6.57462195923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21">
                <text:p>0.1621</text:p>
              </table:table-cell>
              <table:table-cell office:value-type="float" office:value="6.16903146206046">
                <text:p>6.16903146206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21">
                <text:p>0.1721</text:p>
              </table:table-cell>
              <table:table-cell office:value-type="float" office:value="5.81057524694945">
                <text:p>5.81057524694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21">
                <text:p>0.1821</text:p>
              </table:table-cell>
              <table:table-cell office:value-type="float" office:value="5.49148819330038">
                <text:p>5.4914881933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21">
                <text:p>0.1921</text:p>
              </table:table-cell>
              <table:table-cell office:value-type="float" office:value="5.20562207183758">
                <text:p>5.20562207183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1">
                <text:p>0.2021</text:p>
              </table:table-cell>
              <table:table-cell office:value-type="float" office:value="4.9480455220188">
                <text:p>4.9480455220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21">
                <text:p>0.2121</text:p>
              </table:table-cell>
              <table:table-cell office:value-type="float" office:value="4.71475719000471">
                <text:p>4.71475719000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1">
                <text:p>0.2221</text:p>
              </table:table-cell>
              <table:table-cell office:value-type="float" office:value="4.5024763619991">
                <text:p>4.5024763619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1">
                <text:p>0.2321</text:p>
              </table:table-cell>
              <table:table-cell office:value-type="float" office:value="4.30848772080999">
                <text:p>4.30848772080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21">
                <text:p>0.2421</text:p>
              </table:table-cell>
              <table:table-cell office:value-type="float" office:value="4.13052457662123">
                <text:p>4.13052457662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1">
                <text:p>0.2521</text:p>
              </table:table-cell>
              <table:table-cell office:value-type="float" office:value="3.96667988893296">
                <text:p>3.96667988893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21">
                <text:p>0.2621</text:p>
              </table:table-cell>
              <table:table-cell office:value-type="float" office:value="3.81533765738268">
                <text:p>3.8153376573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21">
                <text:p>0.2721</text:p>
              </table:table-cell>
              <table:table-cell office:value-type="float" office:value="3.67511944138184">
                <text:p>3.67511944138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1">
                <text:p>0.2821</text:p>
              </table:table-cell>
              <table:table-cell office:value-type="float" office:value="3.54484225451967">
                <text:p>3.54484225451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21">
                <text:p>0.2921</text:p>
              </table:table-cell>
              <table:table-cell office:value-type="float" office:value="3.42348510783978">
                <text:p>3.42348510783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21">
                <text:p>0.3021</text:p>
              </table:table-cell>
              <table:table-cell office:value-type="float" office:value="3.3101621979477">
                <text:p>3.3101621979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21">
                <text:p>0.3121</text:p>
              </table:table-cell>
              <table:table-cell office:value-type="float" office:value="3.20410124959949">
                <text:p>3.20410124959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21">
                <text:p>0.3221</text:p>
              </table:table-cell>
              <table:table-cell office:value-type="float" office:value="3.10462589257994">
                <text:p>3.10462589257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21">
                <text:p>0.3321</text:p>
              </table:table-cell>
              <table:table-cell office:value-type="float" office:value="3.01114122252333">
                <text:p>3.01114122252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21">
                <text:p>0.3421</text:p>
              </table:table-cell>
              <table:table-cell office:value-type="float" office:value="2.92312189418299">
                <text:p>2.92312189418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21">
                <text:p>0.3521</text:p>
              </table:table-cell>
              <table:table-cell office:value-type="float" office:value="2.84010224368077">
                <text:p>2.84010224368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21">
                <text:p>0.3621</text:p>
              </table:table-cell>
              <table:table-cell office:value-type="float" office:value="2.76166804750069">
                <text:p>2.76166804750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21">
                <text:p>0.3721</text:p>
              </table:table-cell>
              <table:table-cell office:value-type="float" office:value="2.6874496103198">
                <text:p>2.6874496103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21">
                <text:p>0.3821</text:p>
              </table:table-cell>
              <table:table-cell office:value-type="float" office:value="2.61711593823606">
                <text:p>2.61711593823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21">
                <text:p>0.3921</text:p>
              </table:table-cell>
              <table:table-cell office:value-type="float" office:value="2.55036980362152">
                <text:p>2.55036980362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21">
                <text:p>0.4021</text:p>
              </table:table-cell>
              <table:table-cell office:value-type="float" office:value="2.4869435463815">
                <text:p>2.4869435463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21">
                <text:p>0.4121</text:p>
              </table:table-cell>
              <table:table-cell office:value-type="float" office:value="2.42659548653239">
                <text:p>2.42659548653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21">
                <text:p>0.4221</text:p>
              </table:table-cell>
              <table:table-cell office:value-type="float" office:value="2.36910684671879">
                <text:p>2.36910684671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21">
                <text:p>0.4321</text:p>
              </table:table-cell>
              <table:table-cell office:value-type="float" office:value="2.31427910205971">
                <text:p>2.31427910205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1">
                <text:p>0.4421</text:p>
              </table:table-cell>
              <table:table-cell office:value-type="float" office:value="2.26193168966297">
                <text:p>2.26193168966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21">
                <text:p>0.4521</text:p>
              </table:table-cell>
              <table:table-cell office:value-type="float" office:value="2.211900022119">
                <text:p>2.211900022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21">
                <text:p>0.4621</text:p>
              </table:table-cell>
              <table:table-cell office:value-type="float" office:value="2.16403375892664">
                <text:p>2.16403375892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21">
                <text:p>0.4721</text:p>
              </table:table-cell>
              <table:table-cell office:value-type="float" office:value="2.11819529760644">
                <text:p>2.11819529760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21">
                <text:p>0.4821</text:p>
              </table:table-cell>
              <table:table-cell office:value-type="float" office:value="2.07425845260319">
                <text:p>2.07425845260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21">
                <text:p>0.4921</text:p>
              </table:table-cell>
              <table:table-cell office:value-type="float" office:value="2.03210729526519">
                <text:p>2.03210729526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21">
                <text:p>0.5021</text:p>
              </table:table-cell>
              <table:table-cell office:value-type="float" office:value="1.99163513244374">
                <text:p>1.99163513244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21">
                <text:p>0.5121</text:p>
              </table:table-cell>
              <table:table-cell office:value-type="float" office:value="1.95274360476469">
                <text:p>1.952743604764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21">
                <text:p>0.5221</text:p>
              </table:table-cell>
              <table:table-cell office:value-type="float" office:value="1.9153418885271">
                <text:p>1.9153418885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21">
                <text:p>0.5321</text:p>
              </table:table-cell>
              <table:table-cell office:value-type="float" office:value="1.87934598759632">
                <text:p>1.87934598759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21">
                <text:p>0.5421</text:p>
              </table:table-cell>
              <table:table-cell office:value-type="float" office:value="1.84467810367091">
                <text:p>1.84467810367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1">
                <text:p>0.5521</text:p>
              </table:table-cell>
              <table:table-cell office:value-type="float" office:value="1.81126607498641">
                <text:p>1.81126607498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21">
                <text:p>0.5621</text:p>
              </table:table-cell>
              <table:table-cell office:value-type="float" office:value="1.77904287493328">
                <text:p>1.77904287493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21">
                <text:p>0.5721</text:p>
              </table:table-cell>
              <table:table-cell office:value-type="float" office:value="1.74794616325817">
                <text:p>1.74794616325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21">
                <text:p>0.5821</text:p>
              </table:table-cell>
              <table:table-cell office:value-type="float" office:value="1.71791788352517">
                <text:p>1.71791788352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21">
                <text:p>0.5921</text:p>
              </table:table-cell>
              <table:table-cell office:value-type="float" office:value="1.68890390136801">
                <text:p>1.68890390136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21">
                <text:p>0.6021</text:p>
              </table:table-cell>
              <table:table-cell office:value-type="float" office:value="1.6608536787909">
                <text:p>1.6608536787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21">
                <text:p>0.6121</text:p>
              </table:table-cell>
              <table:table-cell office:value-type="float" office:value="1.63371998039536">
                <text:p>1.63371998039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21">
                <text:p>0.6221</text:p>
              </table:table-cell>
              <table:table-cell office:value-type="float" office:value="1.60745860794084">
                <text:p>1.60745860794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21">
                <text:p>0.6321</text:p>
              </table:table-cell>
              <table:table-cell office:value-type="float" office:value="1.58202816010125">
                <text:p>1.58202816010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21">
                <text:p>0.6421</text:p>
              </table:table-cell>
              <table:table-cell office:value-type="float" office:value="1.55738981467061">
                <text:p>1.55738981467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21">
                <text:p>0.6521</text:p>
              </table:table-cell>
              <table:table-cell office:value-type="float" office:value="1.53350713080816">
                <text:p>1.53350713080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21">
                <text:p>0.6621</text:p>
              </table:table-cell>
              <table:table-cell office:value-type="float" office:value="1.51034586920405">
                <text:p>1.510345869204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21">
                <text:p>0.6721</text:p>
              </table:table-cell>
              <table:table-cell office:value-type="float" office:value="1.48787382829936">
                <text:p>1.48787382829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21">
                <text:p>0.6821</text:p>
              </table:table-cell>
              <table:table-cell office:value-type="float" office:value="1.46606069491277">
                <text:p>1.46606069491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2100000000001">
                <text:p>0.692100000000001</text:p>
              </table:table-cell>
              <table:table-cell office:value-type="float" office:value="1.44487790781679">
                <text:p>1.44487790781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21">
                <text:p>0.7021</text:p>
              </table:table-cell>
              <table:table-cell office:value-type="float" office:value="1.42429853297251">
                <text:p>1.42429853297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2100000000001">
                <text:p>0.712100000000001</text:p>
              </table:table-cell>
              <table:table-cell office:value-type="float" office:value="1.40429714927679">
                <text:p>1.40429714927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21">
                <text:p>0.7221</text:p>
              </table:table-cell>
              <table:table-cell office:value-type="float" office:value="1.3848497438028">
                <text:p>1.3848497438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2100000000001">
                <text:p>0.732100000000001</text:p>
              </table:table-cell>
              <table:table-cell office:value-type="float" office:value="1.36593361562628">
                <text:p>1.365933615626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2100000000001">
                <text:p>0.742100000000001</text:p>
              </table:table-cell>
              <table:table-cell office:value-type="float" office:value="1.34752728742757">
                <text:p>1.34752728742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2100000000001">
                <text:p>0.752100000000001</text:p>
              </table:table-cell>
              <table:table-cell office:value-type="float" office:value="1.32961042414572">
                <text:p>1.32961042414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2100000000001">
                <text:p>0.762100000000001</text:p>
              </table:table-cell>
              <table:table-cell office:value-type="float" office:value="1.312163758037">
                <text:p>1.312163758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2100000000001">
                <text:p>0.772100000000001</text:p>
              </table:table-cell>
              <table:table-cell office:value-type="float" office:value="1.29516901955705">
                <text:p>1.295169019557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2100000000001">
                <text:p>0.782100000000001</text:p>
              </table:table-cell>
              <table:table-cell office:value-type="float" office:value="1.27860887354558">
                <text:p>1.278608873545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2100000000001">
                <text:p>0.792100000000001</text:p>
              </table:table-cell>
              <table:table-cell office:value-type="float" office:value="1.26246686024492">
                <text:p>1.26246686024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2100000000001">
                <text:p>0.802100000000001</text:p>
              </table:table-cell>
              <table:table-cell office:value-type="float" office:value="1.24672734073058">
                <text:p>1.24672734073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2100000000001">
                <text:p>0.812100000000001</text:p>
              </table:table-cell>
              <table:table-cell office:value-type="float" office:value="1.2313754463736">
                <text:p>1.2313754463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2100000000001">
                <text:p>0.822100000000001</text:p>
              </table:table-cell>
              <table:table-cell office:value-type="float" office:value="1.21639703199124">
                <text:p>1.21639703199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2100000000001">
                <text:p>0.832100000000001</text:p>
              </table:table-cell>
              <table:table-cell office:value-type="float" office:value="1.20177863237592">
                <text:p>1.20177863237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100000000001">
                <text:p>0.842100000000001</text:p>
              </table:table-cell>
              <table:table-cell office:value-type="float" office:value="1.18750742192139">
                <text:p>1.18750742192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2100000000001">
                <text:p>0.852100000000001</text:p>
              </table:table-cell>
              <table:table-cell office:value-type="float" office:value="1.17357117709189">
                <text:p>1.173571177091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2100000000001">
                <text:p>0.862100000000001</text:p>
              </table:table-cell>
              <table:table-cell office:value-type="float" office:value="1.15995824150331">
                <text:p>1.159958241503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2100000000001">
                <text:p>0.872100000000001</text:p>
              </table:table-cell>
              <table:table-cell office:value-type="float" office:value="1.14665749340672">
                <text:p>1.14665749340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2100000000001">
                <text:p>0.882100000000001</text:p>
              </table:table-cell>
              <table:table-cell office:value-type="float" office:value="1.13365831538374">
                <text:p>1.13365831538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2100000000001">
                <text:p>0.892100000000001</text:p>
              </table:table-cell>
              <table:table-cell office:value-type="float" office:value="1.12095056608004">
                <text:p>1.12095056608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2100000000001">
                <text:p>0.902100000000001</text:p>
              </table:table-cell>
              <table:table-cell office:value-type="float" office:value="1.10852455381887">
                <text:p>1.108524553818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2100000000001">
                <text:p>0.912100000000001</text:p>
              </table:table-cell>
              <table:table-cell office:value-type="float" office:value="1.09637101195044">
                <text:p>1.09637101195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2100000000001">
                <text:p>0.922100000000001</text:p>
              </table:table-cell>
              <table:table-cell office:value-type="float" office:value="1.08448107580523">
                <text:p>1.084481075805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2100000000001">
                <text:p>0.932100000000001</text:p>
              </table:table-cell>
              <table:table-cell office:value-type="float" office:value="1.07284626113078">
                <text:p>1.07284626113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2100000000001">
                <text:p>0.942100000000001</text:p>
              </table:table-cell>
              <table:table-cell office:value-type="float" office:value="1.06145844390192">
                <text:p>1.06145844390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2100000000001">
                <text:p>0.952100000000001</text:p>
              </table:table-cell>
              <table:table-cell office:value-type="float" office:value="1.05030984140321">
                <text:p>1.05030984140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2100000000001">
                <text:p>0.962100000000001</text:p>
              </table:table-cell>
              <table:table-cell office:value-type="float" office:value="1.03939299449122">
                <text:p>1.03939299449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2100000000001">
                <text:p>0.972100000000001</text:p>
              </table:table-cell>
              <table:table-cell office:value-type="float" office:value="1.02870075095155">
                <text:p>1.02870075095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100000000001">
                <text:p>0.982100000000001</text:p>
              </table:table-cell>
              <table:table-cell office:value-type="float" office:value="1.01822624987272">
                <text:p>1.01822624987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2100000000001">
                <text:p>0.992100000000001</text:p>
              </table:table-cell>
              <table:table-cell office:value-type="float" office:value="1.00796290696502">
                <text:p>1.007962906965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21">
                <text:p>1.0021</text:p>
              </table:table-cell>
              <table:table-cell office:value-type="float" office:value="0.997904400758407">
                <text:p>0.9979044007584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21">
                <text:p>1.0121</text:p>
              </table:table-cell>
              <table:table-cell office:value-type="float" office:value="0.988044659618614">
                <text:p>0.9880446596186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21">
                <text:p>1.0221</text:p>
              </table:table-cell>
              <table:table-cell office:value-type="float" office:value="0.978377849525486">
                <text:p>0.978377849525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21">
                <text:p>1.0321</text:p>
              </table:table-cell>
              <table:table-cell office:value-type="float" office:value="0.968898362561767">
                <text:p>0.968898362561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21">
                <text:p>1.0421</text:p>
              </table:table-cell>
              <table:table-cell office:value-type="float" office:value="0.959600806064676">
                <text:p>0.959600806064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21">
                <text:p>1.0521</text:p>
              </table:table-cell>
              <table:table-cell office:value-type="float" office:value="0.950479992396159">
                <text:p>0.9504799923961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21">
                <text:p>1.0621</text:p>
              </table:table-cell>
              <table:table-cell office:value-type="float" office:value="0.941530929291027">
                <text:p>0.941530929291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21">
                <text:p>1.0721</text:p>
              </table:table-cell>
              <table:table-cell office:value-type="float" office:value="0.932748810745266">
                <text:p>0.932748810745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1">
                <text:p>1.0821</text:p>
              </table:table-cell>
              <table:table-cell office:value-type="float" office:value="0.924129008409573">
                <text:p>0.924129008409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21">
                <text:p>1.0921</text:p>
              </table:table-cell>
              <table:table-cell office:value-type="float" office:value="0.915667063455727">
                <text:p>0.915667063455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021">
                <text:p>1.1021</text:p>
              </table:table-cell>
              <table:table-cell office:value-type="float" office:value="0.907358678885763">
                <text:p>0.907358678885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21">
                <text:p>1.1121</text:p>
              </table:table-cell>
              <table:table-cell office:value-type="float" office:value="0.899199712256091">
                <text:p>0.8991997122560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21">
                <text:p>1.1221</text:p>
              </table:table-cell>
              <table:table-cell office:value-type="float" office:value="0.89118616879066">
                <text:p>0.891186168790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21">
                <text:p>1.1321</text:p>
              </table:table-cell>
              <table:table-cell office:value-type="float" office:value="0.883314194859111">
                <text:p>0.883314194859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21">
                <text:p>1.1421</text:p>
              </table:table-cell>
              <table:table-cell office:value-type="float" office:value="0.875580071797565">
                <text:p>0.875580071797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21">
                <text:p>1.1521</text:p>
              </table:table-cell>
              <table:table-cell office:value-type="float" office:value="0.86798021005121">
                <text:p>0.86798021005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21">
                <text:p>1.1621</text:p>
              </table:table-cell>
              <table:table-cell office:value-type="float" office:value="0.860511143619309">
                <text:p>0.8605111436193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21">
                <text:p>1.1721</text:p>
              </table:table-cell>
              <table:table-cell office:value-type="float" office:value="0.853169524784574">
                <text:p>0.8531695247845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21">
                <text:p>1.1821</text:p>
              </table:table-cell>
              <table:table-cell office:value-type="float" office:value="0.845952119110058">
                <text:p>0.845952119110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21">
                <text:p>1.1921</text:p>
              </table:table-cell>
              <table:table-cell office:value-type="float" office:value="0.838855800687861">
                <text:p>0.838855800687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021">
                <text:p>1.2021</text:p>
              </table:table-cell>
              <table:table-cell office:value-type="float" office:value="0.831877547624989">
                <text:p>0.8318775476249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21">
                <text:p>1.2121</text:p>
              </table:table-cell>
              <table:table-cell office:value-type="float" office:value="0.82501443775266">
                <text:p>0.825014437752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21">
                <text:p>1.2221</text:p>
              </table:table-cell>
              <table:table-cell office:value-type="float" office:value="0.818263644546272">
                <text:p>0.818263644546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21">
                <text:p>1.2321</text:p>
              </table:table-cell>
              <table:table-cell office:value-type="float" office:value="0.811622433244054">
                <text:p>0.811622433244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21">
                <text:p>1.2421</text:p>
              </table:table-cell>
              <table:table-cell office:value-type="float" office:value="0.805088157153208">
                <text:p>0.8050881571532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21">
                <text:p>1.2521</text:p>
              </table:table-cell>
              <table:table-cell office:value-type="float" office:value="0.798658254133056">
                <text:p>0.7986582541330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21">
                <text:p>1.2621</text:p>
              </table:table-cell>
              <table:table-cell office:value-type="float" office:value="0.792330243245384">
                <text:p>0.792330243245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21">
                <text:p>1.2721</text:p>
              </table:table-cell>
              <table:table-cell office:value-type="float" office:value="0.78610172156277">
                <text:p>0.786101721562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21">
                <text:p>1.2821</text:p>
              </table:table-cell>
              <table:table-cell office:value-type="float" office:value="0.779970361126277">
                <text:p>0.7799703611262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21">
                <text:p>1.2921</text:p>
              </table:table-cell>
              <table:table-cell office:value-type="float" office:value="0.773933906044423">
                <text:p>0.7739339060444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021">
                <text:p>1.3021</text:p>
              </table:table-cell>
              <table:table-cell office:value-type="float" office:value="0.767990169725827">
                <text:p>0.7679901697258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21">
                <text:p>1.3121</text:p>
              </table:table-cell>
              <table:table-cell office:value-type="float" office:value="0.762137032238396">
                <text:p>0.7621370322383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21">
                <text:p>1.3221</text:p>
              </table:table-cell>
              <table:table-cell office:value-type="float" office:value="0.756372437788366">
                <text:p>0.756372437788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21">
                <text:p>1.3321</text:p>
              </table:table-cell>
              <table:table-cell office:value-type="float" office:value="0.750694392312889">
                <text:p>0.750694392312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21">
                <text:p>1.3421</text:p>
              </table:table-cell>
              <table:table-cell office:value-type="float" office:value="0.745100961180239">
                <text:p>0.745100961180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21">
                <text:p>1.3521</text:p>
              </table:table-cell>
              <table:table-cell office:value-type="float" office:value="0.739590266992086">
                <text:p>0.739590266992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21">
                <text:p>1.3621</text:p>
              </table:table-cell>
              <table:table-cell office:value-type="float" office:value="0.734160487482563">
                <text:p>0.7341604874825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21">
                <text:p>1.3721</text:p>
              </table:table-cell>
              <table:table-cell office:value-type="float" office:value="0.728809853509219">
                <text:p>0.728809853509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21">
                <text:p>1.3821</text:p>
              </table:table-cell>
              <table:table-cell office:value-type="float" office:value="0.723536647131177">
                <text:p>0.72353664713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21">
                <text:p>1.3921</text:p>
              </table:table-cell>
              <table:table-cell office:value-type="float" office:value="0.718339199770131">
                <text:p>0.718339199770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021">
                <text:p>1.4021</text:p>
              </table:table-cell>
              <table:table-cell office:value-type="float" office:value="0.713215890450039">
                <text:p>0.713215890450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21">
                <text:p>1.4121</text:p>
              </table:table-cell>
              <table:table-cell office:value-type="float" office:value="0.708165144111606">
                <text:p>0.708165144111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21">
                <text:p>1.4221</text:p>
              </table:table-cell>
              <table:table-cell office:value-type="float" office:value="0.70318542999789">
                <text:p>0.70318542999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21">
                <text:p>1.4321</text:p>
              </table:table-cell>
              <table:table-cell office:value-type="float" office:value="0.698275260107534">
                <text:p>0.6982752601075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21">
                <text:p>1.4421</text:p>
              </table:table-cell>
              <table:table-cell office:value-type="float" office:value="0.693433187712363">
                <text:p>0.69343318771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21">
                <text:p>1.4521</text:p>
              </table:table-cell>
              <table:table-cell office:value-type="float" office:value="0.68865780593623">
                <text:p>0.688657805936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21">
                <text:p>1.4621</text:p>
              </table:table-cell>
              <table:table-cell office:value-type="float" office:value="0.683947746392175">
                <text:p>0.683947746392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21">
                <text:p>1.4721</text:p>
              </table:table-cell>
              <table:table-cell office:value-type="float" office:value="0.679301677875144">
                <text:p>0.679301677875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21">
                <text:p>1.4821</text:p>
              </table:table-cell>
              <table:table-cell office:value-type="float" office:value="0.674718305107617">
                <text:p>0.6747183051076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21">
                <text:p>1.4921</text:p>
              </table:table-cell>
              <table:table-cell office:value-type="float" office:value="0.670196367535687">
                <text:p>0.670196367535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021">
                <text:p>1.5021</text:p>
              </table:table-cell>
              <table:table-cell office:value-type="float" office:value="0.665734638173224">
                <text:p>0.665734638173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21">
                <text:p>1.5121</text:p>
              </table:table-cell>
              <table:table-cell office:value-type="float" office:value="0.661331922491898">
                <text:p>0.661331922491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21">
                <text:p>1.5221</text:p>
              </table:table-cell>
              <table:table-cell office:value-type="float" office:value="0.65698705735497">
                <text:p>0.65698705735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21">
                <text:p>1.5321</text:p>
              </table:table-cell>
              <table:table-cell office:value-type="float" office:value="0.65269890999282">
                <text:p>0.65269890999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21">
                <text:p>1.5421</text:p>
              </table:table-cell>
              <table:table-cell office:value-type="float" office:value="0.648466377018351">
                <text:p>0.648466377018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21">
                <text:p>1.5521</text:p>
              </table:table-cell>
              <table:table-cell office:value-type="float" office:value="0.644288383480445">
                <text:p>0.6442883834804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21">
                <text:p>1.5621</text:p>
              </table:table-cell>
              <table:table-cell office:value-type="float" office:value="0.64016388195378">
                <text:p>0.640163881953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21">
                <text:p>1.5721</text:p>
              </table:table-cell>
              <table:table-cell office:value-type="float" office:value="0.63609185166338">
                <text:p>0.636091851663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21">
                <text:p>1.5821</text:p>
              </table:table-cell>
              <table:table-cell office:value-type="float" office:value="0.632071297642374">
                <text:p>0.6320712976423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21">
                <text:p>1.5921</text:p>
              </table:table-cell>
              <table:table-cell office:value-type="float" office:value="0.628101249921487">
                <text:p>0.628101249921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021">
                <text:p>1.6021</text:p>
              </table:table-cell>
              <table:table-cell office:value-type="float" office:value="0.624180762748892">
                <text:p>0.624180762748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21">
                <text:p>1.6121</text:p>
              </table:table-cell>
              <table:table-cell office:value-type="float" office:value="0.620308913839091">
                <text:p>0.6203089138390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21">
                <text:p>1.6221</text:p>
              </table:table-cell>
              <table:table-cell office:value-type="float" office:value="0.61648480364959">
                <text:p>0.616484803649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21">
                <text:p>1.6321</text:p>
              </table:table-cell>
              <table:table-cell office:value-type="float" office:value="0.612707554684149">
                <text:p>0.6127075546841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21">
                <text:p>1.6421</text:p>
              </table:table-cell>
              <table:table-cell office:value-type="float" office:value="0.608976310821509">
                <text:p>0.6089763108215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21">
                <text:p>1.6521</text:p>
              </table:table-cell>
              <table:table-cell office:value-type="float" office:value="0.605290236668482">
                <text:p>0.6052902366684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21">
                <text:p>1.6621</text:p>
              </table:table-cell>
              <table:table-cell office:value-type="float" office:value="0.601648516936405">
                <text:p>0.601648516936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21">
                <text:p>1.6721</text:p>
              </table:table-cell>
              <table:table-cell office:value-type="float" office:value="0.598050355839961">
                <text:p>0.598050355839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21">
                <text:p>1.6821</text:p>
              </table:table-cell>
              <table:table-cell office:value-type="float" office:value="0.594494976517448">
                <text:p>0.594494976517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21">
                <text:p>1.6921</text:p>
              </table:table-cell>
              <table:table-cell office:value-type="float" office:value="0.590981620471603">
                <text:p>0.5909816204716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021">
                <text:p>1.7021</text:p>
              </table:table-cell>
              <table:table-cell office:value-type="float" office:value="0.587509547030139">
                <text:p>0.587509547030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21">
                <text:p>1.7121</text:p>
              </table:table-cell>
              <table:table-cell office:value-type="float" office:value="0.584078032825185">
                <text:p>0.5840780328251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21">
                <text:p>1.7221</text:p>
              </table:table-cell>
              <table:table-cell office:value-type="float" office:value="0.580686371290865">
                <text:p>0.5806863712908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21">
                <text:p>1.7321</text:p>
              </table:table-cell>
              <table:table-cell office:value-type="float" office:value="0.57733387217828">
                <text:p>0.577333872178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21">
                <text:p>1.7421</text:p>
              </table:table-cell>
              <table:table-cell office:value-type="float" office:value="0.574019861087193">
                <text:p>0.5740198610871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21">
                <text:p>1.7521</text:p>
              </table:table-cell>
              <table:table-cell office:value-type="float" office:value="0.570743679013754">
                <text:p>0.5707436790137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21">
                <text:p>1.7621</text:p>
              </table:table-cell>
              <table:table-cell office:value-type="float" office:value="0.567504681913625">
                <text:p>0.567504681913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21">
                <text:p>1.7721</text:p>
              </table:table-cell>
              <table:table-cell office:value-type="float" office:value="0.564302240279894">
                <text:p>0.564302240279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21">
                <text:p>1.7821</text:p>
              </table:table-cell>
              <table:table-cell office:value-type="float" office:value="0.5611357387352">
                <text:p>0.56113573873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21">
                <text:p>1.7921</text:p>
              </table:table-cell>
              <table:table-cell office:value-type="float" office:value="0.55800457563752">
                <text:p>0.558004575637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021">
                <text:p>1.8021</text:p>
              </table:table-cell>
              <table:table-cell office:value-type="float" office:value="0.554908162699073">
                <text:p>0.554908162699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21">
                <text:p>1.8121</text:p>
              </table:table-cell>
              <table:table-cell office:value-type="float" office:value="0.551845924617846">
                <text:p>0.5518459246178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21">
                <text:p>1.8221</text:p>
              </table:table-cell>
              <table:table-cell office:value-type="float" office:value="0.548817298721255">
                <text:p>0.548817298721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21">
                <text:p>1.8321</text:p>
              </table:table-cell>
              <table:table-cell office:value-type="float" office:value="0.545821734621472">
                <text:p>0.5458217346214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21">
                <text:p>1.8421</text:p>
              </table:table-cell>
              <table:table-cell office:value-type="float" office:value="0.542858693881982">
                <text:p>0.5428586938819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21">
                <text:p>1.8521</text:p>
              </table:table-cell>
              <table:table-cell office:value-type="float" office:value="0.53992764969494">
                <text:p>0.539927649694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21">
                <text:p>1.8621</text:p>
              </table:table-cell>
              <table:table-cell office:value-type="float" office:value="0.537028086568927">
                <text:p>0.537028086568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21">
                <text:p>1.8721</text:p>
              </table:table-cell>
              <table:table-cell office:value-type="float" office:value="0.534159500026708">
                <text:p>0.534159500026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21">
                <text:p>1.8821</text:p>
              </table:table-cell>
              <table:table-cell office:value-type="float" office:value="0.531321396312629">
                <text:p>0.5313213963126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21">
                <text:p>1.8921</text:p>
              </table:table-cell>
              <table:table-cell office:value-type="float" office:value="0.528513292109296">
                <text:p>0.528513292109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021">
                <text:p>1.9021</text:p>
              </table:table-cell>
              <table:table-cell office:value-type="float" office:value="0.525734714263182">
                <text:p>0.525734714263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21">
                <text:p>1.9121</text:p>
              </table:table-cell>
              <table:table-cell office:value-type="float" office:value="0.522985199518853">
                <text:p>0.522985199518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21">
                <text:p>1.9221</text:p>
              </table:table-cell>
              <table:table-cell office:value-type="float" office:value="0.520264294261484">
                <text:p>0.5202642942614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21">
                <text:p>1.9321</text:p>
              </table:table-cell>
              <table:table-cell office:value-type="float" office:value="0.517571554267377">
                <text:p>0.5175715542673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21">
                <text:p>1.9421</text:p>
              </table:table-cell>
              <table:table-cell office:value-type="float" office:value="0.51490654446218">
                <text:p>0.514906544462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21">
                <text:p>1.9521</text:p>
              </table:table-cell>
              <table:table-cell office:value-type="float" office:value="0.512268838686542">
                <text:p>0.512268838686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21">
                <text:p>1.9621</text:p>
              </table:table-cell>
              <table:table-cell office:value-type="float" office:value="0.509658019468936">
                <text:p>0.509658019468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21">
                <text:p>1.9721</text:p>
              </table:table-cell>
              <table:table-cell office:value-type="float" office:value="0.507073677805385">
                <text:p>0.5070736778053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21">
                <text:p>1.9821</text:p>
              </table:table-cell>
              <table:table-cell office:value-type="float" office:value="0.504515412945865">
                <text:p>0.5045154129458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21">
                <text:p>1.9921</text:p>
              </table:table-cell>
              <table:table-cell office:value-type="float" office:value="0.501982832187139">
                <text:p>0.5019828321871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021">
                <text:p>2.0021</text:p>
              </table:table-cell>
              <table:table-cell office:value-type="float" office:value="0.499475550671794">
                <text:p>0.499475550671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21">
                <text:p>2.0121</text:p>
              </table:table-cell>
              <table:table-cell office:value-type="float" office:value="0.49699319119328">
                <text:p>0.49699319119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21">
                <text:p>2.0221</text:p>
              </table:table-cell>
              <table:table-cell office:value-type="float" office:value="0.494535384006726">
                <text:p>0.4945353840067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21">
                <text:p>2.0321</text:p>
              </table:table-cell>
              <table:table-cell office:value-type="float" office:value="0.492101766645342">
                <text:p>0.4921017666453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21">
                <text:p>2.0421</text:p>
              </table:table-cell>
              <table:table-cell office:value-type="float" office:value="0.489691983742226">
                <text:p>0.489691983742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21">
                <text:p>2.0521</text:p>
              </table:table-cell>
              <table:table-cell office:value-type="float" office:value="0.487305686857366">
                <text:p>0.4873056868573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21">
                <text:p>2.0621</text:p>
              </table:table-cell>
              <table:table-cell office:value-type="float" office:value="0.484942534309684">
                <text:p>0.4849425343096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21">
                <text:p>2.0721</text:p>
              </table:table-cell>
              <table:table-cell office:value-type="float" office:value="0.482602191013947">
                <text:p>0.4826021910139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21">
                <text:p>2.0821</text:p>
              </table:table-cell>
              <table:table-cell office:value-type="float" office:value="0.480284328322367">
                <text:p>0.4802843283223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21">
                <text:p>2.0921</text:p>
              </table:table-cell>
              <table:table-cell office:value-type="float" office:value="0.477988623870752">
                <text:p>0.477988623870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021">
                <text:p>2.1021</text:p>
              </table:table-cell>
              <table:table-cell office:value-type="float" office:value="0.475714761429047">
                <text:p>0.4757147614290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21">
                <text:p>2.1121</text:p>
              </table:table-cell>
              <table:table-cell office:value-type="float" office:value="0.47346243075612">
                <text:p>0.473462430756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21">
                <text:p>2.1221</text:p>
              </table:table-cell>
              <table:table-cell office:value-type="float" office:value="0.47123132745865">
                <text:p>0.471231327458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21">
                <text:p>2.1321</text:p>
              </table:table-cell>
              <table:table-cell office:value-type="float" office:value="0.469021152853994">
                <text:p>0.4690211528539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21">
                <text:p>2.1421</text:p>
              </table:table-cell>
              <table:table-cell office:value-type="float" office:value="0.466831613836889">
                <text:p>0.4668316138368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21">
                <text:p>2.1521</text:p>
              </table:table-cell>
              <table:table-cell office:value-type="float" office:value="0.464662422749873">
                <text:p>0.464662422749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21">
                <text:p>2.1621</text:p>
              </table:table-cell>
              <table:table-cell office:value-type="float" office:value="0.462513297257297">
                <text:p>0.4625132972572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21">
                <text:p>2.1721</text:p>
              </table:table-cell>
              <table:table-cell office:value-type="float" office:value="0.460383960222826">
                <text:p>0.4603839602228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21">
                <text:p>2.1821</text:p>
              </table:table-cell>
              <table:table-cell office:value-type="float" office:value="0.458274139590303">
                <text:p>0.458274139590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21">
                <text:p>2.1921</text:p>
              </table:table-cell>
              <table:table-cell office:value-type="float" office:value="0.456183568267872">
                <text:p>0.456183568267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021">
                <text:p>2.2021</text:p>
              </table:table-cell>
              <table:table-cell office:value-type="float" office:value="0.454111984015259">
                <text:p>0.4541119840152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21">
                <text:p>2.2121</text:p>
              </table:table-cell>
              <table:table-cell office:value-type="float" office:value="0.452059129334118">
                <text:p>0.4520591293341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21">
                <text:p>2.2221</text:p>
              </table:table-cell>
              <table:table-cell office:value-type="float" office:value="0.450024751361326">
                <text:p>0.450024751361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21">
                <text:p>2.2321</text:p>
              </table:table-cell>
              <table:table-cell office:value-type="float" office:value="0.448008601765155">
                <text:p>0.4480086017651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21">
                <text:p>2.2421</text:p>
              </table:table-cell>
              <table:table-cell office:value-type="float" office:value="0.446010436644218">
                <text:p>0.4460104366442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21">
                <text:p>2.2521</text:p>
              </table:table-cell>
              <table:table-cell office:value-type="float" office:value="0.444030016429111">
                <text:p>0.444030016429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21">
                <text:p>2.2621</text:p>
              </table:table-cell>
              <table:table-cell office:value-type="float" office:value="0.442067105786659">
                <text:p>0.4420671057866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21">
                <text:p>2.2721</text:p>
              </table:table-cell>
              <table:table-cell office:value-type="float" office:value="0.440121473526694">
                <text:p>0.4401214735266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21">
                <text:p>2.2821</text:p>
              </table:table-cell>
              <table:table-cell office:value-type="float" office:value="0.438192892511284">
                <text:p>0.4381928925112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21">
                <text:p>2.2921</text:p>
              </table:table-cell>
              <table:table-cell office:value-type="float" office:value="0.436281139566338">
                <text:p>0.4362811395663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0209999999999">
                <text:p>2.30209999999999</text:p>
              </table:table-cell>
              <table:table-cell office:value-type="float" office:value="0.434385995395509">
                <text:p>0.4343859953955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209999999999">
                <text:p>2.31209999999999</text:p>
              </table:table-cell>
              <table:table-cell office:value-type="float" office:value="0.432507244496346">
                <text:p>0.4325072444963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209999999999">
                <text:p>2.32209999999999</text:p>
              </table:table-cell>
              <table:table-cell office:value-type="float" office:value="0.430644675078594">
                <text:p>0.4306446750785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209999999999">
                <text:p>2.33209999999999</text:p>
              </table:table-cell>
              <table:table-cell office:value-type="float" office:value="0.428798078984607">
                <text:p>0.4287980789846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209999999999">
                <text:p>2.34209999999999</text:p>
              </table:table-cell>
              <table:table-cell office:value-type="float" office:value="0.426967251611802">
                <text:p>0.4269672516118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209999999999">
                <text:p>2.35209999999999</text:p>
              </table:table-cell>
              <table:table-cell office:value-type="float" office:value="0.425151991837083">
                <text:p>0.4251519918370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209999999999">
                <text:p>2.36209999999999</text:p>
              </table:table-cell>
              <table:table-cell office:value-type="float" office:value="0.423352101943187">
                <text:p>0.4233521019431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209999999999">
                <text:p>2.37209999999999</text:p>
              </table:table-cell>
              <table:table-cell office:value-type="float" office:value="0.421567387546901">
                <text:p>0.4215673875469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209999999999">
                <text:p>2.38209999999999</text:p>
              </table:table-cell>
              <table:table-cell office:value-type="float" office:value="0.419797657529072">
                <text:p>0.4197976575290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209999999999">
                <text:p>2.39209999999999</text:p>
              </table:table-cell>
              <table:table-cell office:value-type="float" office:value="0.418042723966391">
                <text:p>0.418042723966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0209999999999">
                <text:p>2.40209999999999</text:p>
              </table:table-cell>
              <table:table-cell office:value-type="float" office:value="0.416302402064861">
                <text:p>0.4163024020648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209999999999">
                <text:p>2.41209999999999</text:p>
              </table:table-cell>
              <table:table-cell office:value-type="float" office:value="0.414576510094939">
                <text:p>0.4145765100949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209999999999">
                <text:p>2.42209999999999</text:p>
              </table:table-cell>
              <table:table-cell office:value-type="float" office:value="0.41286486932827">
                <text:p>0.412864869328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209999999999">
                <text:p>2.43209999999999</text:p>
              </table:table-cell>
              <table:table-cell office:value-type="float" office:value="0.411167303975989">
                <text:p>0.4111673039759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209999999999">
                <text:p>2.44209999999999</text:p>
              </table:table-cell>
              <table:table-cell office:value-type="float" office:value="0.409483641128538">
                <text:p>0.4094836411285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209999999999">
                <text:p>2.45209999999999</text:p>
              </table:table-cell>
              <table:table-cell office:value-type="float" office:value="0.407813710696955">
                <text:p>0.4078137106969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209999999999">
                <text:p>2.46209999999999</text:p>
              </table:table-cell>
              <table:table-cell office:value-type="float" office:value="0.406157345355592">
                <text:p>0.406157345355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209999999999">
                <text:p>2.47209999999999</text:p>
              </table:table-cell>
              <table:table-cell office:value-type="float" office:value="0.404514380486228">
                <text:p>0.4045143804862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209999999999">
                <text:p>2.48209999999999</text:p>
              </table:table-cell>
              <table:table-cell office:value-type="float" office:value="0.402884654123526">
                <text:p>0.4028846541235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209999999999">
                <text:p>2.49209999999999</text:p>
              </table:table-cell>
              <table:table-cell office:value-type="float" office:value="0.401268006901811">
                <text:p>0.4012680069018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0209999999999">
                <text:p>2.50209999999999</text:p>
              </table:table-cell>
              <table:table-cell office:value-type="float" office:value="0.399664282003119">
                <text:p>0.399664282003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209999999999">
                <text:p>2.51209999999999</text:p>
              </table:table-cell>
              <table:table-cell office:value-type="float" office:value="0.398073325106486">
                <text:p>0.3980733251064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209999999999">
                <text:p>2.52209999999999</text:p>
              </table:table-cell>
              <table:table-cell office:value-type="float" office:value="0.39649498433845">
                <text:p>0.396494984338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209999999999">
                <text:p>2.53209999999999</text:p>
              </table:table-cell>
              <table:table-cell office:value-type="float" office:value="0.394929110224716">
                <text:p>0.3949291102247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209999999999">
                <text:p>2.54209999999999</text:p>
              </table:table-cell>
              <table:table-cell office:value-type="float" office:value="0.393375555642974">
                <text:p>0.3933755556429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209999999999">
                <text:p>2.55209999999999</text:p>
              </table:table-cell>
              <table:table-cell office:value-type="float" office:value="0.391834175776813">
                <text:p>0.3918341757768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209999999999">
                <text:p>2.56209999999999</text:p>
              </table:table-cell>
              <table:table-cell office:value-type="float" office:value="0.390304828070725">
                <text:p>0.3903048280707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209999999999">
                <text:p>2.57209999999999</text:p>
              </table:table-cell>
              <table:table-cell office:value-type="float" office:value="0.388787372186153">
                <text:p>0.3887873721861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209999999999">
                <text:p>2.58209999999999</text:p>
              </table:table-cell>
              <table:table-cell office:value-type="float" office:value="0.387281669958562">
                <text:p>0.387281669958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209999999999">
                <text:p>2.59209999999999</text:p>
              </table:table-cell>
              <table:table-cell office:value-type="float" office:value="0.385787585355505">
                <text:p>0.3857875853555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0209999999999">
                <text:p>2.60209999999999</text:p>
              </table:table-cell>
              <table:table-cell office:value-type="float" office:value="0.38430498443565">
                <text:p>0.384304984435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209999999999">
                <text:p>2.61209999999999</text:p>
              </table:table-cell>
              <table:table-cell office:value-type="float" office:value="0.382833735308757">
                <text:p>0.3828337353087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209999999999">
                <text:p>2.62209999999999</text:p>
              </table:table-cell>
              <table:table-cell office:value-type="float" office:value="0.381373708096566">
                <text:p>0.3813737080965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209999999999">
                <text:p>2.63209999999999</text:p>
              </table:table-cell>
              <table:table-cell office:value-type="float" office:value="0.379924774894573">
                <text:p>0.3799247748945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209999999999">
                <text:p>2.64209999999999</text:p>
              </table:table-cell>
              <table:table-cell office:value-type="float" office:value="0.378486809734683">
                <text:p>0.3784868097346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209999999999">
                <text:p>2.65209999999999</text:p>
              </table:table-cell>
              <table:table-cell office:value-type="float" office:value="0.377059688548699">
                <text:p>0.3770596885486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209999999999">
                <text:p>2.66209999999999</text:p>
              </table:table-cell>
              <table:table-cell office:value-type="float" office:value="0.375643289132641">
                <text:p>0.3756432891326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209999999999">
                <text:p>2.67209999999999</text:p>
              </table:table-cell>
              <table:table-cell office:value-type="float" office:value="0.374237491111861">
                <text:p>0.3742374911118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209999999999">
                <text:p>2.68209999999999</text:p>
              </table:table-cell>
              <table:table-cell office:value-type="float" office:value="0.37284217590694">
                <text:p>0.37284217590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209999999999">
                <text:p>2.69209999999999</text:p>
              </table:table-cell>
              <table:table-cell office:value-type="float" office:value="0.371457226700347">
                <text:p>0.3714572267003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0209999999999">
                <text:p>2.70209999999999</text:p>
              </table:table-cell>
              <table:table-cell office:value-type="float" office:value="0.370082528403836">
                <text:p>0.3700825284038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209999999999">
                <text:p>2.71209999999999</text:p>
              </table:table-cell>
              <table:table-cell office:value-type="float" office:value="0.368717967626564">
                <text:p>0.3687179676265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209999999999">
                <text:p>2.72209999999999</text:p>
              </table:table-cell>
              <table:table-cell office:value-type="float" office:value="0.367363432643916">
                <text:p>0.3673634326439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209999999999">
                <text:p>2.73209999999999</text:p>
              </table:table-cell>
              <table:table-cell office:value-type="float" office:value="0.366018813367009">
                <text:p>0.3660188133670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209999999999">
                <text:p>2.74209999999999</text:p>
              </table:table-cell>
              <table:table-cell office:value-type="float" office:value="0.364684001312864">
                <text:p>0.3646840013128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209999999999">
                <text:p>2.75209999999999</text:p>
              </table:table-cell>
              <table:table-cell office:value-type="float" office:value="0.363358889575235">
                <text:p>0.3633588895752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209999999999">
                <text:p>2.76209999999999</text:p>
              </table:table-cell>
              <table:table-cell office:value-type="float" office:value="0.362043372796063">
                <text:p>0.3620433727960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209999999998">
                <text:p>2.77209999999998</text:p>
              </table:table-cell>
              <table:table-cell office:value-type="float" office:value="0.360737347137551">
                <text:p>0.3607373471375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209999999998">
                <text:p>2.78209999999998</text:p>
              </table:table-cell>
              <table:table-cell office:value-type="float" office:value="0.359440710254845">
                <text:p>0.3594407102548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209999999998">
                <text:p>2.79209999999998</text:p>
              </table:table-cell>
              <table:table-cell office:value-type="float" office:value="0.358153361269297">
                <text:p>0.3581533612692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0209999999998">
                <text:p>2.80209999999998</text:p>
              </table:table-cell>
              <table:table-cell office:value-type="float" office:value="0.356875200742302">
                <text:p>0.3568752007423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209999999998">
                <text:p>2.81209999999998</text:p>
              </table:table-cell>
              <table:table-cell office:value-type="float" office:value="0.355606130649694">
                <text:p>0.3556061306496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209999999998">
                <text:p>2.82209999999998</text:p>
              </table:table-cell>
              <table:table-cell office:value-type="float" office:value="0.354346054356687">
                <text:p>0.3543460543566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209999999998">
                <text:p>2.83209999999998</text:p>
              </table:table-cell>
              <table:table-cell office:value-type="float" office:value="0.353094876593343">
                <text:p>0.3530948765933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209999999998">
                <text:p>2.84209999999998</text:p>
              </table:table-cell>
              <table:table-cell office:value-type="float" office:value="0.351852503430564">
                <text:p>0.351852503430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209999999998">
                <text:p>2.85209999999998</text:p>
              </table:table-cell>
              <table:table-cell office:value-type="float" office:value="0.350618842256585">
                <text:p>0.3506188422565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209999999998">
                <text:p>2.86209999999998</text:p>
              </table:table-cell>
              <table:table-cell office:value-type="float" office:value="0.349393801753959">
                <text:p>0.3493938017539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209999999998">
                <text:p>2.87209999999998</text:p>
              </table:table-cell>
              <table:table-cell office:value-type="float" office:value="0.348177291877026">
                <text:p>0.348177291877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209999999998">
                <text:p>2.88209999999998</text:p>
              </table:table-cell>
              <table:table-cell office:value-type="float" office:value="0.346969223829848">
                <text:p>0.3469692238298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209999999998">
                <text:p>2.89209999999998</text:p>
              </table:table-cell>
              <table:table-cell office:value-type="float" office:value="0.345769510044606">
                <text:p>0.3457695100446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0209999999998">
                <text:p>2.90209999999998</text:p>
              </table:table-cell>
              <table:table-cell office:value-type="float" office:value="0.344578064160438">
                <text:p>0.3445780641604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209999999998">
                <text:p>2.91209999999998</text:p>
              </table:table-cell>
              <table:table-cell office:value-type="float" office:value="0.343394801002715">
                <text:p>0.3433948010027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209999999998">
                <text:p>2.92209999999998</text:p>
              </table:table-cell>
              <table:table-cell office:value-type="float" office:value="0.342219636562748">
                <text:p>0.3422196365627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209999999998">
                <text:p>2.93209999999998</text:p>
              </table:table-cell>
              <table:table-cell office:value-type="float" office:value="0.341052487977902">
                <text:p>0.3410524879779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209999999998">
                <text:p>2.94209999999998</text:p>
              </table:table-cell>
              <table:table-cell office:value-type="float" office:value="0.339893273512119">
                <text:p>0.339893273512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209999999998">
                <text:p>2.95209999999998</text:p>
              </table:table-cell>
              <table:table-cell office:value-type="float" office:value="0.33874191253684">
                <text:p>0.338741912536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209999999998">
                <text:p>2.96209999999998</text:p>
              </table:table-cell>
              <table:table-cell office:value-type="float" office:value="0.337598325512308">
                <text:p>0.3375983255123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209999999998">
                <text:p>2.97209999999998</text:p>
              </table:table-cell>
              <table:table-cell office:value-type="float" office:value="0.336462433969249">
                <text:p>0.3364624339692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209999999998">
                <text:p>2.98209999999998</text:p>
              </table:table-cell>
              <table:table-cell office:value-type="float" office:value="0.335334160490931">
                <text:p>0.3353341604909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209999999998">
                <text:p>2.99209999999998</text:p>
              </table:table-cell>
              <table:table-cell office:value-type="float" office:value="0.334213428695567">
                <text:p>0.334213428695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0209999999998">
                <text:p>3.00209999999998</text:p>
              </table:table-cell>
              <table:table-cell office:value-type="float" office:value="0.333100163219082">
                <text:p>0.3331001632190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209999999998">
                <text:p>3.01209999999998</text:p>
              </table:table-cell>
              <table:table-cell office:value-type="float" office:value="0.331994289698219">
                <text:p>0.331994289698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209999999998">
                <text:p>3.02209999999998</text:p>
              </table:table-cell>
              <table:table-cell office:value-type="float" office:value="0.330895734753981">
                <text:p>0.330895734753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209999999998">
                <text:p>3.03209999999998</text:p>
              </table:table-cell>
              <table:table-cell office:value-type="float" office:value="0.329804425975399">
                <text:p>0.3298044259753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209999999998">
                <text:p>3.04209999999998</text:p>
              </table:table-cell>
              <table:table-cell office:value-type="float" office:value="0.328720291903621">
                <text:p>0.3287202919036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209999999998">
                <text:p>3.05209999999998</text:p>
              </table:table-cell>
              <table:table-cell office:value-type="float" office:value="0.327643262016319">
                <text:p>0.3276432620163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209999999998">
                <text:p>3.06209999999998</text:p>
              </table:table-cell>
              <table:table-cell office:value-type="float" office:value="0.326573266712389">
                <text:p>0.3265732667123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209999999998">
                <text:p>3.07209999999998</text:p>
              </table:table-cell>
              <table:table-cell office:value-type="float" office:value="0.325510237296965">
                <text:p>0.3255102372969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209999999998">
                <text:p>3.08209999999998</text:p>
              </table:table-cell>
              <table:table-cell office:value-type="float" office:value="0.324454105966713">
                <text:p>0.3244541059667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209999999998">
                <text:p>3.09209999999998</text:p>
              </table:table-cell>
              <table:table-cell office:value-type="float" office:value="0.323404805795416">
                <text:p>0.3234048057954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0209999999998">
                <text:p>3.10209999999998</text:p>
              </table:table-cell>
              <table:table-cell office:value-type="float" office:value="0.322362270719837">
                <text:p>0.3223622707198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209999999998">
                <text:p>3.11209999999998</text:p>
              </table:table-cell>
              <table:table-cell office:value-type="float" office:value="0.321326435525853">
                <text:p>0.3213264355258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209999999998">
                <text:p>3.12209999999998</text:p>
              </table:table-cell>
              <table:table-cell office:value-type="float" office:value="0.320297235834857">
                <text:p>0.3202972358348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209999999998">
                <text:p>3.13209999999998</text:p>
              </table:table-cell>
              <table:table-cell office:value-type="float" office:value="0.319274608090421">
                <text:p>0.3192746080904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209999999998">
                <text:p>3.14209999999998</text:p>
              </table:table-cell>
              <table:table-cell office:value-type="float" office:value="0.318258489545211">
                <text:p>0.318258489545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209999999998">
                <text:p>3.15209999999998</text:p>
              </table:table-cell>
              <table:table-cell office:value-type="float" office:value="0.317248818248154">
                <text:p>0.3172488182481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209999999998">
                <text:p>3.16209999999998</text:p>
              </table:table-cell>
              <table:table-cell office:value-type="float" office:value="0.316245533031848">
                <text:p>0.3162455330318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209999999998">
                <text:p>3.17209999999998</text:p>
              </table:table-cell>
              <table:table-cell office:value-type="float" office:value="0.315248573500207">
                <text:p>0.3152485735002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209999999998">
                <text:p>3.18209999999998</text:p>
              </table:table-cell>
              <table:table-cell office:value-type="float" office:value="0.314257880016344">
                <text:p>0.314257880016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209999999998">
                <text:p>3.19209999999998</text:p>
              </table:table-cell>
              <table:table-cell office:value-type="float" office:value="0.313273393690676">
                <text:p>0.3132733936906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0209999999998">
                <text:p>3.20209999999998</text:p>
              </table:table-cell>
              <table:table-cell office:value-type="float" office:value="0.31229505636926">
                <text:p>0.312295056369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209999999998">
                <text:p>3.21209999999998</text:p>
              </table:table-cell>
              <table:table-cell office:value-type="float" office:value="0.311322810622337">
                <text:p>0.3113228106223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209999999998">
                <text:p>3.22209999999998</text:p>
              </table:table-cell>
              <table:table-cell office:value-type="float" office:value="0.310356599733096">
                <text:p>0.3103565997330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209999999997">
                <text:p>3.23209999999997</text:p>
              </table:table-cell>
              <table:table-cell office:value-type="float" office:value="0.309396367686646">
                <text:p>0.3093963676866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209999999997">
                <text:p>3.24209999999997</text:p>
              </table:table-cell>
              <table:table-cell office:value-type="float" office:value="0.308442059159189">
                <text:p>0.3084420591591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209999999997">
                <text:p>3.25209999999997</text:p>
              </table:table-cell>
              <table:table-cell office:value-type="float" office:value="0.307493619507398">
                <text:p>0.3074936195073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209999999997">
                <text:p>3.26209999999997</text:p>
              </table:table-cell>
              <table:table-cell office:value-type="float" office:value="0.30655099475798">
                <text:p>0.306550994757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209999999997">
                <text:p>3.27209999999997</text:p>
              </table:table-cell>
              <table:table-cell office:value-type="float" office:value="0.305614131597447">
                <text:p>0.3056141315974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209999999997">
                <text:p>3.28209999999997</text:p>
              </table:table-cell>
              <table:table-cell office:value-type="float" office:value="0.304682977362057">
                <text:p>0.304682977362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209999999997">
                <text:p>3.29209999999997</text:p>
              </table:table-cell>
              <table:table-cell office:value-type="float" office:value="0.303757480027948">
                <text:p>0.3037574800279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0209999999997">
                <text:p>3.30209999999997</text:p>
              </table:table-cell>
              <table:table-cell office:value-type="float" office:value="0.30283758820145">
                <text:p>0.302837588201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209999999997">
                <text:p>3.31209999999997</text:p>
              </table:table-cell>
              <table:table-cell office:value-type="float" office:value="0.30192325110957">
                <text:p>0.301923251109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209999999997">
                <text:p>3.32209999999997</text:p>
              </table:table-cell>
              <table:table-cell office:value-type="float" office:value="0.301014418590653">
                <text:p>0.3010144185906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209999999997">
                <text:p>3.33209999999997</text:p>
              </table:table-cell>
              <table:table-cell office:value-type="float" office:value="0.300111041085204">
                <text:p>0.3001110410852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209999999997">
                <text:p>3.34209999999997</text:p>
              </table:table-cell>
              <table:table-cell office:value-type="float" office:value="0.299213069626884">
                <text:p>0.2992130696268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209999999997">
                <text:p>3.35209999999997</text:p>
              </table:table-cell>
              <table:table-cell office:value-type="float" office:value="0.298320455833659">
                <text:p>0.298320455833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616cm" svg:height="9cm" xlink:href=".." xlink:type="simple" chart:class="chart:line" chart:style-name="ch1">
        <chart:legend chart:legend-position="end" svg:x="39.737cm" svg:y="3.952cm" style:legend-expansion="high" chart:style-name="ch2"/>
        <chart:plot-area chart:style-name="ch3" table:cell-range-address="Sheet1.N12:Sheet1.O13" svg:x="0.852cm" svg:y="0.18cm" svg:width="38.033cm" svg:height="8.64cm">
          <chartooo:coordinate-region svg:x="1.579cm" svg:y="0.828cm" svg:width="37.212cm" svg:height="7.345cm"/>
          <chart:axis chart:dimension="x" chart:name="primary-x" chart:style-name="ch4">
            <chart:grid chart:style-name="ch5" chart:class="min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12:Sheet1.N13" chart:class="chart:line">
            <chart:data-point chart:repeated="2"/>
          </chart:series>
          <chart:series chart:style-name="ch10" chart:values-cell-range-address="Sheet1.O12:Sheet1.O13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1421356237309">
                <text:p>2.41421356237309</text:p>
                <draw:g>
                  <svg:desc>Sheet1.N12:Sheet1.N13</svg:desc>
                </draw:g>
              </table:table-cell>
              <table:table-cell office:value-type="float" office:value="1.61803398875">
                <text:p>1.61803398875</text:p>
                <draw:g>
                  <svg:desc>Sheet1.O12:Sheet1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4213562373095">
                <text:p>0.414213562373095</text:p>
              </table:table-cell>
              <table:table-cell office:value-type="float" office:value="0.618033988749855">
                <text:p>0.618033988749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